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9cm"/>
    </style:style>
    <style:style style:name="co2" style:family="table-column">
      <style:table-column-properties fo:break-before="auto" style:column-width="14.18cm"/>
    </style:style>
    <style:style style:name="co3" style:family="table-column">
      <style:table-column-properties fo:break-before="auto" style:column-width="2.974cm"/>
    </style:style>
    <style:style style:name="co4" style:family="table-column">
      <style:table-column-properties fo:break-before="auto" style:column-width="2.224cm"/>
    </style:style>
    <style:style style:name="co5" style:family="table-column">
      <style:table-column-properties fo:break-before="auto" style:column-width="4.523cm"/>
    </style:style>
    <style:style style:name="co6" style:family="table-column">
      <style:table-column-properties fo:break-before="auto" style:column-width="2.267cm"/>
    </style:style>
    <style:style style:name="co7" style:family="table-column">
      <style:table-column-properties fo:break-before="auto" style:column-width="2.829cm"/>
    </style:style>
    <style:style style:name="co8" style:family="table-column">
      <style:table-column-properties fo:break-before="auto" style:column-width="2.302cm"/>
    </style:style>
    <style:style style:name="co9" style:family="table-column">
      <style:table-column-properties fo:break-before="auto" style:column-width="3.052cm"/>
    </style:style>
    <style:style style:name="co10" style:family="table-column">
      <style:table-column-properties fo:break-before="auto" style:column-width="3.302cm"/>
    </style:style>
    <style:style style:name="co11" style:family="table-column">
      <style:table-column-properties fo:break-before="auto" style:column-width="5.11cm"/>
    </style:style>
    <style:style style:name="co12" style:family="table-column">
      <style:table-column-properties fo:break-before="auto" style:column-width="1.198cm"/>
    </style:style>
    <style:style style:name="co13" style:family="table-column">
      <style:table-column-properties fo:break-before="auto" style:column-width="2.78cm"/>
    </style:style>
    <style:style style:name="co14" style:family="table-column">
      <style:table-column-properties fo:break-before="auto" style:column-width="1.004cm"/>
    </style:style>
    <style:style style:name="ro1" style:family="table-row">
      <style:table-row-properties style:row-height="1.47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950e" style:text-align-source="fix" style:repeat-content="false" fo:wrap-option="wrap"/>
      <style:paragraph-properties fo:text-align="start" fo:margin-left="0cm"/>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data-style-name="N100">
      <style:table-cell-properties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8"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table table:name="Hoja1"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column table:style-name="co10" table:default-cell-style-name="Default"/>
        <table:table-column table:style-name="co11" table:number-columns-repeated="3"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style-name="ce1" office:value-type="string">
            <text:p>IdTarea</text:p>
          </table:table-cell>
          <table:table-cell table:style-name="ce4" office:value-type="string">
            <text:p>Tarea</text:p>
          </table:table-cell>
          <table:table-cell table:style-name="ce7" office:value-type="string">
            <text:p>Pendiente</text:p>
          </table:table-cell>
          <table:table-cell table:style-name="ce7" office:value-type="string">
            <text:p>Hecho</text:p>
          </table:table-cell>
          <table:table-cell table:style-name="ce4" office:value-type="string">
            <text:p>Notas</text:p>
          </table:table-cell>
          <table:table-cell table:style-name="ce4" office:value-type="string">
            <text:p>Parcial</text:p>
          </table:table-cell>
          <table:table-cell table:style-name="ce4" office:value-type="string">
            <text:p>No terminado</text:p>
          </table:table-cell>
          <table:table-cell table:style-name="ce4" office:value-type="string">
            <text:p>Díasx hombre</text:p>
          </table:table-cell>
          <table:table-cell table:style-name="ce4" office:value-type="string">
            <text:p>plazo deseable</text:p>
          </table:table-cell>
          <table:table-cell table:style-name="ce4" office:value-type="string">
            <text:p>prioridad</text:p>
          </table:table-cell>
          <table:table-cell table:style-name="ce4" office:value-type="string">
            <text:p>díasxhombre pendientes</text:p>
          </table:table-cell>
          <table:table-cell table:style-name="ce4" office:value-type="string">
            <text:p>recursos asignados</text:p>
          </table:table-cell>
          <table:table-cell table:style-name="ce4"/>
          <table:table-cell office:value-type="string">
            <text:p>Total díasxhombre pendientes</text:p>
          </table:table-cell>
          <table:table-cell table:formula="oooc:=SUM([.K1:.K10011])" office:value-type="float" office:value="174">
            <text:p>174</text:p>
          </table:table-cell>
          <table:table-cell office:value-type="string">
            <text:p>mesesxhombre</text:p>
          </table:table-cell>
          <table:table-cell table:formula="oooc:=[.O1]/(22*(11/12))" office:value-type="float" office:value="8.62809917355372">
            <text:p>8.63</text:p>
          </table:table-cell>
        </table:table-row>
        <table:table-row table:style-name="ro2">
          <table:table-cell table:style-name="ce2" office:value-type="string">
            <text:p>TR.01</text:p>
          </table:table-cell>
          <table:table-cell table:style-name="ce5" office:value-type="string">
            <text:p>Gibbs: bloques de simulación para las siguientes características: </text:p>
          </table:table-cell>
          <table:table-cell table:formula="oooc:=ISNUMBER(FIND(&quot;Pendiente&quot;;[.B2]))" office:value-type="boolean" office:boolean-value="false">
            <text:p>FALSE</text:p>
          </table:table-cell>
          <table:table-cell table:formula="oooc:=ISNUMBER(FIND(&quot;Hecho&quot;;[.B2]))" office:value-type="boolean" office:boolean-value="false">
            <text:p>FALSE</text:p>
          </table:table-cell>
          <table:table-cell table:style-name="ce5" table:formula="oooc:=IF([.D2];MID([.B2]; FIND(&quot;Hecho&quot;;[.B2])-1;1000);&quot;&quot;)">
            <text:p/>
          </table:table-cell>
          <table:table-cell table:style-name="ce8" table:formula="oooc:=ISNUMBER(FIND(&quot;%&quot;;[.E2]))" office:value-type="boolean" office:boolean-value="false">
            <text:p>FALSE</text:p>
          </table:table-cell>
          <table:table-cell table:formula="oooc:=IF(OR([.C2];[.F2]);1;0)" office:value-type="float" office:value="0">
            <text:p>0</text:p>
          </table:table-cell>
          <table:table-cell/>
          <table:table-cell table:number-columns-repeated="2"/>
          <table:table-cell table:formula="oooc:=[.G2]*[.H2]" office:value-type="float" office:value="0">
            <text:p>0</text:p>
          </table:table-cell>
          <table:table-cell table:number-columns-repeated="6"/>
        </table:table-row>
        <table:table-row table:style-name="ro2">
          <table:table-cell table:style-name="ce2" office:value-type="string">
            <text:p>TR.01.01</text:p>
          </table:table-cell>
          <table:table-cell table:style-name="ce6" office:value-type="string">
            <text:p>Bloque lineal</text:p>
          </table:table-cell>
          <table:table-cell table:formula="oooc:=ISNUMBER(FIND(&quot;Pendiente&quot;;[.B3]))" office:value-type="boolean" office:boolean-value="false">
            <text:p>FALSE</text:p>
          </table:table-cell>
          <table:table-cell table:formula="oooc:=ISNUMBER(FIND(&quot;Hecho&quot;;[.B3]))" office:value-type="boolean" office:boolean-value="false">
            <text:p>FALSE</text:p>
          </table:table-cell>
          <table:table-cell table:style-name="ce6" table:formula="oooc:=IF([.D3];MID([.B3]; FIND(&quot;Hecho&quot;;[.B3])-1;1000);&quot;&quot;)">
            <text:p/>
          </table:table-cell>
          <table:table-cell table:style-name="ce8" table:formula="oooc:=ISNUMBER(FIND(&quot;%&quot;;[.E3]))" office:value-type="boolean" office:boolean-value="false">
            <text:p>FALSE</text:p>
          </table:table-cell>
          <table:table-cell table:formula="oooc:=IF(OR([.C3];[.F3]);1;0)" office:value-type="float" office:value="0">
            <text:p>0</text:p>
          </table:table-cell>
          <table:table-cell/>
          <table:table-cell table:number-columns-repeated="2"/>
          <table:table-cell table:formula="oooc:=[.G3]*[.H3]" office:value-type="float" office:value="0">
            <text:p>0</text:p>
          </table:table-cell>
          <table:table-cell table:number-columns-repeated="6"/>
        </table:table-row>
        <table:table-row table:style-name="ro3">
          <table:table-cell table:style-name="ce2" office:value-type="string">
            <text:p>TR.01.01.01</text:p>
          </table:table-cell>
          <table:table-cell table:style-name="ce6" office:value-type="string">
            <text:p>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B4]))" office:value-type="boolean" office:boolean-value="false">
            <text:p>FALSE</text:p>
          </table:table-cell>
          <table:table-cell table:formula="oooc:=ISNUMBER(FIND(&quot;Hecho&quot;;[.B4]))" office:value-type="boolean" office:boolean-value="true">
            <text:p>TRUE</text:p>
          </table:table-cell>
          <table:table-cell table:style-name="ce6" table:formula="oooc:=IF([.D4];MID([.B4]; FIND(&quot;Hecho&quot;;[.B4])-1;1000);&quot;&quot;)" office:value-type="string" office:string-value="(Hecho con CHOLMOD) ">
            <text:p>(Hecho con CHOLMOD) </text:p>
          </table:table-cell>
          <table:table-cell table:style-name="ce8" table:formula="oooc:=ISNUMBER(FIND(&quot;%&quot;;[.E4]))" office:value-type="boolean" office:boolean-value="false">
            <text:p>FALSE</text:p>
          </table:table-cell>
          <table:table-cell table:formula="oooc:=IF(OR([.C4];[.F4]);1;0)" office:value-type="float" office:value="0">
            <text:p>0</text:p>
          </table:table-cell>
          <table:table-cell/>
          <table:table-cell table:number-columns-repeated="2"/>
          <table:table-cell table:formula="oooc:=[.G4]*[.H4]" office:value-type="float" office:value="0">
            <text:p>0</text:p>
          </table:table-cell>
          <table:table-cell table:number-columns-repeated="6"/>
        </table:table-row>
        <table:table-row table:style-name="ro2">
          <table:table-cell table:style-name="ce2" office:value-type="string">
            <text:p>TR.01.01.02</text:p>
          </table:table-cell>
          <table:table-cell table:style-name="ce6" office:value-type="string">
            <text:p>Revisar eficiencia de CHOLMOD en matrices densas o de bloques (Pendiente) </text:p>
          </table:table-cell>
          <table:table-cell table:formula="oooc:=ISNUMBER(FIND(&quot;Pendiente&quot;;[.B5]))" office:value-type="boolean" office:boolean-value="true">
            <text:p>TRUE</text:p>
          </table:table-cell>
          <table:table-cell table:formula="oooc:=ISNUMBER(FIND(&quot;Hecho&quot;;[.B5]))" office:value-type="boolean" office:boolean-value="false">
            <text:p>FALSE</text:p>
          </table:table-cell>
          <table:table-cell table:style-name="ce6" table:formula="oooc:=IF([.D5];MID([.B5]; FIND(&quot;Hecho&quot;;[.B5])-1;1000);&quot;&quot;)">
            <text:p/>
          </table:table-cell>
          <table:table-cell table:style-name="ce8" table:formula="oooc:=ISNUMBER(FIND(&quot;%&quot;;[.E5]))" office:value-type="boolean" office:boolean-value="false">
            <text:p>FALSE</text:p>
          </table:table-cell>
          <table:table-cell table:formula="oooc:=IF(OR([.C5];[.F5]);1;0)" office:value-type="float" office:value="1">
            <text:p>1</text:p>
          </table:table-cell>
          <table:table-cell office:value-type="float" office:value="5">
            <text:p>5</text:p>
          </table:table-cell>
          <table:table-cell/>
          <table:table-cell office:value-type="float" office:value="0.1">
            <text:p>0.1</text:p>
          </table:table-cell>
          <table:table-cell table:formula="oooc:=[.G5]*[.H5]" office:value-type="float" office:value="5">
            <text:p>5</text:p>
          </table:table-cell>
          <table:table-cell table:number-columns-repeated="6"/>
        </table:table-row>
        <table:table-row table:style-name="ro4">
          <table:table-cell table:style-name="ce2" office:value-type="string">
            <text:p>TR.01.01.03</text:p>
          </table:table-cell>
          <table:table-cell table:style-name="ce6" office:value-type="string">
            <text:p>Parámetro de configuración de tolerancia para el truncamiento de valores próximos a 0, con el objeto de aumentar la sparsidad de la matriz de diseño (Pendiente) </text:p>
          </table:table-cell>
          <table:table-cell table:formula="oooc:=ISNUMBER(FIND(&quot;Pendiente&quot;;[.B6]))" office:value-type="boolean" office:boolean-value="true">
            <text:p>TRUE</text:p>
          </table:table-cell>
          <table:table-cell table:formula="oooc:=ISNUMBER(FIND(&quot;Hecho&quot;;[.B6]))" office:value-type="boolean" office:boolean-value="false">
            <text:p>FALSE</text:p>
          </table:table-cell>
          <table:table-cell table:style-name="ce6" table:formula="oooc:=IF([.D6];MID([.B6]; FIND(&quot;Hecho&quot;;[.B6])-1;1000);&quot;&quot;)">
            <text:p/>
          </table:table-cell>
          <table:table-cell table:style-name="ce8" table:formula="oooc:=ISNUMBER(FIND(&quot;%&quot;;[.E6]))" office:value-type="boolean" office:boolean-value="false">
            <text:p>FALSE</text:p>
          </table:table-cell>
          <table:table-cell table:formula="oooc:=IF(OR([.C6];[.F6]);1;0)" office:value-type="float" office:value="1">
            <text:p>1</text:p>
          </table:table-cell>
          <table:table-cell office:value-type="float" office:value="1">
            <text:p>1</text:p>
          </table:table-cell>
          <table:table-cell/>
          <table:table-cell office:value-type="float" office:value="0.1">
            <text:p>0.1</text:p>
          </table:table-cell>
          <table:table-cell table:formula="oooc:=[.G6]*[.H6]" office:value-type="float" office:value="1">
            <text:p>1</text:p>
          </table:table-cell>
          <table:table-cell table:number-columns-repeated="6"/>
        </table:table-row>
        <table:table-row table:style-name="ro2">
          <table:table-cell table:style-name="ce2" office:value-type="string">
            <text:p>TR.01.01.04</text:p>
          </table:table-cell>
          <table:table-cell table:style-name="ce6" office:value-type="string">
            <text:p>Factorización precondicionada (Pendiente) </text:p>
          </table:table-cell>
          <table:table-cell table:formula="oooc:=ISNUMBER(FIND(&quot;Pendiente&quot;;[.B7]))" office:value-type="boolean" office:boolean-value="true">
            <text:p>TRUE</text:p>
          </table:table-cell>
          <table:table-cell table:formula="oooc:=ISNUMBER(FIND(&quot;Hecho&quot;;[.B7]))" office:value-type="boolean" office:boolean-value="false">
            <text:p>FALSE</text:p>
          </table:table-cell>
          <table:table-cell table:style-name="ce6" table:formula="oooc:=IF([.D7];MID([.B7]; FIND(&quot;Hecho&quot;;[.B7])-1;1000);&quot;&quot;)">
            <text:p/>
          </table:table-cell>
          <table:table-cell table:style-name="ce8" table:formula="oooc:=ISNUMBER(FIND(&quot;%&quot;;[.E7]))" office:value-type="boolean" office:boolean-value="false">
            <text:p>FALSE</text:p>
          </table:table-cell>
          <table:table-cell table:formula="oooc:=IF(OR([.C7];[.F7]);1;0)" office:value-type="float" office:value="1">
            <text:p>1</text:p>
          </table:table-cell>
          <table:table-cell office:value-type="float" office:value="3">
            <text:p>3</text:p>
          </table:table-cell>
          <table:table-cell/>
          <table:table-cell office:value-type="float" office:value="0.2">
            <text:p>0.2</text:p>
          </table:table-cell>
          <table:table-cell table:formula="oooc:=[.G7]*[.H7]" office:value-type="float" office:value="3">
            <text:p>3</text:p>
          </table:table-cell>
          <table:table-cell table:number-columns-repeated="6"/>
        </table:table-row>
        <table:table-row table:style-name="ro5">
          <table:table-cell table:style-name="ce2" office:value-type="string">
            <text:p>TR.01.01.05</text:p>
          </table:table-cell>
          <table:table-cell table:style-name="ce6" office:value-type="string">
            <text:p>Método de inicialización con una solución factible de las restricciones lineales, a ser posible con densidad significativa. (Hecho para modelos pequeños con R-<text:a xlink:href="http://wiki.localbayes.es/QuadProg">QuadProg</text:a>, para modelos grandes falta una solución sparse Pendiente) </text:p>
          </table:table-cell>
          <table:table-cell table:formula="oooc:=ISNUMBER(FIND(&quot;Pendiente&quot;;[.B8]))" office:value-type="boolean" office:boolean-value="true">
            <text:p>TRUE</text:p>
          </table:table-cell>
          <table:table-cell table:formula="oooc:=ISNUMBER(FIND(&quot;Hecho&quot;;[.B8]))" office:value-type="boolean" office:boolean-value="true">
            <text:p>TRUE</text:p>
          </table:table-cell>
          <table:table-cell table:style-name="ce6" table:formula="oooc:=IF([.D8];MID([.B8]; FIND(&quot;Hecho&quot;;[.B8])-1;1000);&quot;&quot;)" office:value-type="string" office:string-value="(Hecho para modelos pequeños con R-QuadProg, para modelos grandes falta una solución sparse Pendiente) ">
            <text:p>(Hecho para modelos pequeños con R-QuadProg, para modelos grandes falta una solución sparse Pendiente) </text:p>
          </table:table-cell>
          <table:table-cell table:style-name="ce8" table:formula="oooc:=ISNUMBER(FIND(&quot;%&quot;;[.E8]))" office:value-type="boolean" office:boolean-value="false">
            <text:p>FALSE</text:p>
          </table:table-cell>
          <table:table-cell table:formula="oooc:=IF(OR([.C8];[.F8]);1;0)" office:value-type="float" office:value="1">
            <text:p>1</text:p>
          </table:table-cell>
          <table:table-cell office:value-type="float" office:value="20">
            <text:p>20</text:p>
          </table:table-cell>
          <table:table-cell/>
          <table:table-cell office:value-type="float" office:value="0.5">
            <text:p>0.5</text:p>
          </table:table-cell>
          <table:table-cell table:formula="oooc:=[.G8]*[.H8]" office:value-type="float" office:value="20">
            <text:p>20</text:p>
          </table:table-cell>
          <table:table-cell table:number-columns-repeated="6"/>
        </table:table-row>
        <table:table-row table:style-name="ro2">
          <table:table-cell table:style-name="ce2" office:value-type="string">
            <text:p>TR.01.02</text:p>
          </table:table-cell>
          <table:table-cell table:style-name="ce6" office:value-type="string">
            <text:p>Bloque de varianzas: </text:p>
          </table:table-cell>
          <table:table-cell table:formula="oooc:=ISNUMBER(FIND(&quot;Pendiente&quot;;[.B9]))" office:value-type="boolean" office:boolean-value="false">
            <text:p>FALSE</text:p>
          </table:table-cell>
          <table:table-cell table:formula="oooc:=ISNUMBER(FIND(&quot;Hecho&quot;;[.B9]))" office:value-type="boolean" office:boolean-value="false">
            <text:p>FALSE</text:p>
          </table:table-cell>
          <table:table-cell table:style-name="ce6" table:formula="oooc:=IF([.D9];MID([.B9]; FIND(&quot;Hecho&quot;;[.B9])-1;1000);&quot;&quot;)">
            <text:p/>
          </table:table-cell>
          <table:table-cell table:style-name="ce8" table:formula="oooc:=ISNUMBER(FIND(&quot;%&quot;;[.E9]))" office:value-type="boolean" office:boolean-value="false">
            <text:p>FALSE</text:p>
          </table:table-cell>
          <table:table-cell table:formula="oooc:=IF(OR([.C9];[.F9]);1;0)" office:value-type="float" office:value="0">
            <text:p>0</text:p>
          </table:table-cell>
          <table:table-cell/>
          <table:table-cell table:number-columns-repeated="2"/>
          <table:table-cell table:formula="oooc:=[.G9]*[.H9]" office:value-type="float" office:value="0">
            <text:p>0</text:p>
          </table:table-cell>
          <table:table-cell table:number-columns-repeated="6"/>
        </table:table-row>
        <table:table-row table:style-name="ro2">
          <table:table-cell table:style-name="ce2" office:value-type="string">
            <text:p>TR.01.02.01</text:p>
          </table:table-cell>
          <table:table-cell table:style-name="ce6" office:value-type="string">
            <text:p>las varianzas se generan con una chi-square (Hecho) </text:p>
          </table:table-cell>
          <table:table-cell table:formula="oooc:=ISNUMBER(FIND(&quot;Pendiente&quot;;[.B10]))" office:value-type="boolean" office:boolean-value="false">
            <text:p>FALSE</text:p>
          </table:table-cell>
          <table:table-cell table:formula="oooc:=ISNUMBER(FIND(&quot;Hecho&quot;;[.B10]))" office:value-type="boolean" office:boolean-value="true">
            <text:p>TRUE</text:p>
          </table:table-cell>
          <table:table-cell table:style-name="ce6" table:formula="oooc:=IF([.D10];MID([.B10]; FIND(&quot;Hecho&quot;;[.B10])-1;1000);&quot;&quot;)" office:value-type="string" office:string-value="(Hecho) ">
            <text:p>(Hecho) </text:p>
          </table:table-cell>
          <table:table-cell table:style-name="ce8" table:formula="oooc:=ISNUMBER(FIND(&quot;%&quot;;[.E10]))" office:value-type="boolean" office:boolean-value="false">
            <text:p>FALSE</text:p>
          </table:table-cell>
          <table:table-cell table:formula="oooc:=IF(OR([.C10];[.F10]);1;0)" office:value-type="float" office:value="0">
            <text:p>0</text:p>
          </table:table-cell>
          <table:table-cell/>
          <table:table-cell table:number-columns-repeated="2"/>
          <table:table-cell table:formula="oooc:=[.G10]*[.H10]" office:value-type="float" office:value="0">
            <text:p>0</text:p>
          </table:table-cell>
          <table:table-cell table:number-columns-repeated="6"/>
        </table:table-row>
        <table:table-row table:style-name="ro5">
          <table:table-cell table:style-name="ce2" office:value-type="string">
            <text:p>TR.01.02.02</text:p>
          </table:table-cell>
          <table:table-cell table:style-name="ce6"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B11]))" office:value-type="boolean" office:boolean-value="true">
            <text:p>TRUE</text:p>
          </table:table-cell>
          <table:table-cell table:formula="oooc:=ISNUMBER(FIND(&quot;Hecho&quot;;[.B11]))" office:value-type="boolean" office:boolean-value="false">
            <text:p>FALSE</text:p>
          </table:table-cell>
          <table:table-cell table:style-name="ce6" table:formula="oooc:=IF([.D11];MID([.B11]; FIND(&quot;Hecho&quot;;[.B11])-1;1000);&quot;&quot;)">
            <text:p/>
          </table:table-cell>
          <table:table-cell table:style-name="ce8" table:formula="oooc:=ISNUMBER(FIND(&quot;%&quot;;[.E11]))" office:value-type="boolean" office:boolean-value="false">
            <text:p>FALSE</text:p>
          </table:table-cell>
          <table:table-cell table:formula="oooc:=IF(OR([.C11];[.F11]);1;0)" office:value-type="float" office:value="1">
            <text:p>1</text:p>
          </table:table-cell>
          <table:table-cell office:value-type="float" office:value="2">
            <text:p>2</text:p>
          </table:table-cell>
          <table:table-cell/>
          <table:table-cell office:value-type="float" office:value="0.8">
            <text:p>0.8</text:p>
          </table:table-cell>
          <table:table-cell table:formula="oooc:=[.G11]*[.H11]" office:value-type="float" office:value="2">
            <text:p>2</text:p>
          </table:table-cell>
          <table:table-cell table:number-columns-repeated="6"/>
        </table:table-row>
        <table:table-row table:style-name="ro2">
          <table:table-cell table:style-name="ce2" office:value-type="string">
            <text:p>TR.01.03</text:p>
          </table:table-cell>
          <table:table-cell table:style-name="ce6" office:value-type="string">
            <text:p>Bloque ARIMA: </text:p>
          </table:table-cell>
          <table:table-cell table:formula="oooc:=ISNUMBER(FIND(&quot;Pendiente&quot;;[.B12]))" office:value-type="boolean" office:boolean-value="false">
            <text:p>FALSE</text:p>
          </table:table-cell>
          <table:table-cell table:formula="oooc:=ISNUMBER(FIND(&quot;Hecho&quot;;[.B12]))" office:value-type="boolean" office:boolean-value="false">
            <text:p>FALSE</text:p>
          </table:table-cell>
          <table:table-cell table:style-name="ce6" table:formula="oooc:=IF([.D12];MID([.B12]; FIND(&quot;Hecho&quot;;[.B12])-1;1000);&quot;&quot;)">
            <text:p/>
          </table:table-cell>
          <table:table-cell table:style-name="ce8" table:formula="oooc:=ISNUMBER(FIND(&quot;%&quot;;[.E12]))" office:value-type="boolean" office:boolean-value="false">
            <text:p>FALSE</text:p>
          </table:table-cell>
          <table:table-cell table:formula="oooc:=IF(OR([.C12];[.F12]);1;0)" office:value-type="float" office:value="0">
            <text:p>0</text:p>
          </table:table-cell>
          <table:table-cell/>
          <table:table-cell table:number-columns-repeated="2"/>
          <table:table-cell table:formula="oooc:=[.G12]*[.H12]" office:value-type="float" office:value="0">
            <text:p>0</text:p>
          </table:table-cell>
          <table:table-cell table:number-columns-repeated="6"/>
        </table:table-row>
        <table:table-row table:style-name="ro4">
          <table:table-cell table:style-name="ce2" office:value-type="string">
            <text:p>TR.01.03.01</text:p>
          </table:table-cell>
          <table:table-cell table:style-name="ce6" office:value-type="string">
            <text:p>Es posible definir un modelo ARIMA para cualquier bloque de ecuaciones de la regresión aunque hay que factorizar los polinomios en monomios y binomios. (Hecho con ARMS) </text:p>
          </table:table-cell>
          <table:table-cell table:formula="oooc:=ISNUMBER(FIND(&quot;Pendiente&quot;;[.B13]))" office:value-type="boolean" office:boolean-value="false">
            <text:p>FALSE</text:p>
          </table:table-cell>
          <table:table-cell table:formula="oooc:=ISNUMBER(FIND(&quot;Hecho&quot;;[.B13]))" office:value-type="boolean" office:boolean-value="true">
            <text:p>TRUE</text:p>
          </table:table-cell>
          <table:table-cell table:style-name="ce6" table:formula="oooc:=IF([.D13];MID([.B13]; FIND(&quot;Hecho&quot;;[.B13])-1;1000);&quot;&quot;)" office:value-type="string" office:string-value="(Hecho con ARMS) ">
            <text:p>(Hecho con ARMS) </text:p>
          </table:table-cell>
          <table:table-cell table:style-name="ce8" table:formula="oooc:=ISNUMBER(FIND(&quot;%&quot;;[.E13]))" office:value-type="boolean" office:boolean-value="false">
            <text:p>FALSE</text:p>
          </table:table-cell>
          <table:table-cell table:formula="oooc:=IF(OR([.C13];[.F13]);1;0)" office:value-type="float" office:value="0">
            <text:p>0</text:p>
          </table:table-cell>
          <table:table-cell/>
          <table:table-cell table:number-columns-repeated="2"/>
          <table:table-cell table:formula="oooc:=[.G13]*[.H13]" office:value-type="float" office:value="0">
            <text:p>0</text:p>
          </table:table-cell>
          <table:table-cell table:number-columns-repeated="6"/>
        </table:table-row>
        <table:table-row table:style-name="ro2">
          <table:table-cell table:style-name="ce2" office:value-type="string">
            <text:p>TR.01.03.02</text:p>
          </table:table-cell>
          <table:table-cell table:style-name="ce6" office:value-type="string">
            <text:p>Estructura jerárquica sobre los parámetros ARIMA (Pendiente) </text:p>
          </table:table-cell>
          <table:table-cell table:formula="oooc:=ISNUMBER(FIND(&quot;Pendiente&quot;;[.B14]))" office:value-type="boolean" office:boolean-value="true">
            <text:p>TRUE</text:p>
          </table:table-cell>
          <table:table-cell table:formula="oooc:=ISNUMBER(FIND(&quot;Hecho&quot;;[.B14]))" office:value-type="boolean" office:boolean-value="false">
            <text:p>FALSE</text:p>
          </table:table-cell>
          <table:table-cell table:style-name="ce6" table:formula="oooc:=IF([.D14];MID([.B14]; FIND(&quot;Hecho&quot;;[.B14])-1;1000);&quot;&quot;)">
            <text:p/>
          </table:table-cell>
          <table:table-cell table:style-name="ce8" table:formula="oooc:=ISNUMBER(FIND(&quot;%&quot;;[.E14]))" office:value-type="boolean" office:boolean-value="false">
            <text:p>FALSE</text:p>
          </table:table-cell>
          <table:table-cell table:formula="oooc:=IF(OR([.C14];[.F14]);1;0)" office:value-type="float" office:value="1">
            <text:p>1</text:p>
          </table:table-cell>
          <table:table-cell office:value-type="float" office:value="2">
            <text:p>2</text:p>
          </table:table-cell>
          <table:table-cell/>
          <table:table-cell office:value-type="float" office:value="0.1">
            <text:p>0.1</text:p>
          </table:table-cell>
          <table:table-cell table:formula="oooc:=[.G14]*[.H14]" office:value-type="float" office:value="2">
            <text:p>2</text:p>
          </table:table-cell>
          <table:table-cell table:number-columns-repeated="6"/>
        </table:table-row>
        <table:table-row table:style-name="ro2">
          <table:table-cell table:style-name="ce2" office:value-type="string">
            <text:p>TR.01.04</text:p>
          </table:table-cell>
          <table:table-cell table:style-name="ce6" office:value-type="string">
            <text:p>Bloque Missing (I/O): </text:p>
          </table:table-cell>
          <table:table-cell table:formula="oooc:=ISNUMBER(FIND(&quot;Pendiente&quot;;[.B15]))" office:value-type="boolean" office:boolean-value="false">
            <text:p>FALSE</text:p>
          </table:table-cell>
          <table:table-cell table:formula="oooc:=ISNUMBER(FIND(&quot;Hecho&quot;;[.B15]))" office:value-type="boolean" office:boolean-value="false">
            <text:p>FALSE</text:p>
          </table:table-cell>
          <table:table-cell table:style-name="ce6" table:formula="oooc:=IF([.D15];MID([.B15]; FIND(&quot;Hecho&quot;;[.B15])-1;1000);&quot;&quot;)">
            <text:p/>
          </table:table-cell>
          <table:table-cell table:style-name="ce8" table:formula="oooc:=ISNUMBER(FIND(&quot;%&quot;;[.E15]))" office:value-type="boolean" office:boolean-value="false">
            <text:p>FALSE</text:p>
          </table:table-cell>
          <table:table-cell table:formula="oooc:=IF(OR([.C15];[.F15]);1;0)" office:value-type="float" office:value="0">
            <text:p>0</text:p>
          </table:table-cell>
          <table:table-cell/>
          <table:table-cell table:number-columns-repeated="2"/>
          <table:table-cell table:formula="oooc:=[.G15]*[.H15]" office:value-type="float" office:value="0">
            <text:p>0</text:p>
          </table:table-cell>
          <table:table-cell table:number-columns-repeated="6"/>
        </table:table-row>
        <table:table-row table:style-name="ro2">
          <table:table-cell table:style-name="ce2" office:value-type="string">
            <text:p>TR.01.04.01</text:p>
          </table:table-cell>
          <table:table-cell table:style-name="ce6" office:value-type="string">
            <text:p>Datos omitidos en el output con distribución a priori univariante (Hecho) </text:p>
          </table:table-cell>
          <table:table-cell table:formula="oooc:=ISNUMBER(FIND(&quot;Pendiente&quot;;[.B16]))" office:value-type="boolean" office:boolean-value="false">
            <text:p>FALSE</text:p>
          </table:table-cell>
          <table:table-cell table:formula="oooc:=ISNUMBER(FIND(&quot;Hecho&quot;;[.B16]))" office:value-type="boolean" office:boolean-value="true">
            <text:p>TRUE</text:p>
          </table:table-cell>
          <table:table-cell table:style-name="ce6" table:formula="oooc:=IF([.D16];MID([.B16]; FIND(&quot;Hecho&quot;;[.B16])-1;1000);&quot;&quot;)" office:value-type="string" office:string-value="(Hecho) ">
            <text:p>(Hecho) </text:p>
          </table:table-cell>
          <table:table-cell table:style-name="ce8" table:formula="oooc:=ISNUMBER(FIND(&quot;%&quot;;[.E16]))" office:value-type="boolean" office:boolean-value="false">
            <text:p>FALSE</text:p>
          </table:table-cell>
          <table:table-cell table:formula="oooc:=IF(OR([.C16];[.F16]);1;0)" office:value-type="float" office:value="0">
            <text:p>0</text:p>
          </table:table-cell>
          <table:table-cell/>
          <table:table-cell table:number-columns-repeated="2"/>
          <table:table-cell table:formula="oooc:=[.G16]*[.H16]" office:value-type="float" office:value="0">
            <text:p>0</text:p>
          </table:table-cell>
          <table:table-cell table:number-columns-repeated="6"/>
        </table:table-row>
        <table:table-row table:style-name="ro2">
          <table:table-cell table:style-name="ce2" office:value-type="string">
            <text:p>TR.01.04.02</text:p>
          </table:table-cell>
          <table:table-cell table:style-name="ce6" office:value-type="string">
            <text:p>Datos omitidos en el input con distribución a priori univariante (Hecho) </text:p>
          </table:table-cell>
          <table:table-cell table:formula="oooc:=ISNUMBER(FIND(&quot;Pendiente&quot;;[.B17]))" office:value-type="boolean" office:boolean-value="false">
            <text:p>FALSE</text:p>
          </table:table-cell>
          <table:table-cell table:formula="oooc:=ISNUMBER(FIND(&quot;Hecho&quot;;[.B17]))" office:value-type="boolean" office:boolean-value="true">
            <text:p>TRUE</text:p>
          </table:table-cell>
          <table:table-cell table:style-name="ce6" table:formula="oooc:=IF([.D17];MID([.B17]; FIND(&quot;Hecho&quot;;[.B17])-1;1000);&quot;&quot;)" office:value-type="string" office:string-value="(Hecho) ">
            <text:p>(Hecho) </text:p>
          </table:table-cell>
          <table:table-cell table:style-name="ce8" table:formula="oooc:=ISNUMBER(FIND(&quot;%&quot;;[.E17]))" office:value-type="boolean" office:boolean-value="false">
            <text:p>FALSE</text:p>
          </table:table-cell>
          <table:table-cell table:formula="oooc:=IF(OR([.C17];[.F17]);1;0)" office:value-type="float" office:value="0">
            <text:p>0</text:p>
          </table:table-cell>
          <table:table-cell/>
          <table:table-cell table:number-columns-repeated="2"/>
          <table:table-cell table:formula="oooc:=[.G17]*[.H17]" office:value-type="float" office:value="0">
            <text:p>0</text:p>
          </table:table-cell>
          <table:table-cell table:number-columns-repeated="6"/>
        </table:table-row>
        <table:table-row table:style-name="ro3">
          <table:table-cell table:style-name="ce2" office:value-type="string">
            <text:p>TR.01.05</text:p>
          </table:table-cell>
          <table:table-cell table:style-name="ce5"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B18]))" office:value-type="boolean" office:boolean-value="false">
            <text:p>FALSE</text:p>
          </table:table-cell>
          <table:table-cell table:formula="oooc:=ISNUMBER(FIND(&quot;Hecho&quot;;[.B18]))" office:value-type="boolean" office:boolean-value="false">
            <text:p>FALSE</text:p>
          </table:table-cell>
          <table:table-cell table:style-name="ce5" table:formula="oooc:=IF([.D18];MID([.B18]; FIND(&quot;Hecho&quot;;[.B18])-1;1000);&quot;&quot;)">
            <text:p/>
          </table:table-cell>
          <table:table-cell table:style-name="ce8" table:formula="oooc:=ISNUMBER(FIND(&quot;%&quot;;[.E18]))" office:value-type="boolean" office:boolean-value="false">
            <text:p>FALSE</text:p>
          </table:table-cell>
          <table:table-cell table:formula="oooc:=IF(OR([.C18];[.F18]);1;0)" office:value-type="float" office:value="0">
            <text:p>0</text:p>
          </table:table-cell>
          <table:table-cell/>
          <table:table-cell table:number-columns-repeated="2"/>
          <table:table-cell table:formula="oooc:=[.G18]*[.H18]" office:value-type="float" office:value="0">
            <text:p>0</text:p>
          </table:table-cell>
          <table:table-cell table:number-columns-repeated="6"/>
        </table:table-row>
        <table:table-row table:style-name="ro6">
          <table:table-cell table:style-name="ce2" office:value-type="string">
            <text:p>TR.01.05.01</text:p>
          </table:table-cell>
          <table:table-cell table:style-name="ce6"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Hecho) </text:p>
          </table:table-cell>
          <table:table-cell table:formula="oooc:=ISNUMBER(FIND(&quot;Pendiente&quot;;[.B19]))" office:value-type="boolean" office:boolean-value="false">
            <text:p>FALSE</text:p>
          </table:table-cell>
          <table:table-cell table:formula="oooc:=ISNUMBER(FIND(&quot;Hecho&quot;;[.B19]))" office:value-type="boolean" office:boolean-value="true">
            <text:p>TRUE</text:p>
          </table:table-cell>
          <table:table-cell table:style-name="ce6" table:formula="oooc:=IF([.D19];MID([.B19]; FIND(&quot;Hecho&quot;;[.B19])-1;1000);&quot;&quot;)" office:value-type="string" office:string-value="(Hecho) ">
            <text:p>(Hecho) </text:p>
          </table:table-cell>
          <table:table-cell table:style-name="ce8" table:formula="oooc:=ISNUMBER(FIND(&quot;%&quot;;[.E19]))" office:value-type="boolean" office:boolean-value="false">
            <text:p>FALSE</text:p>
          </table:table-cell>
          <table:table-cell table:formula="oooc:=IF(OR([.C19];[.F19]);1;0)" office:value-type="float" office:value="0">
            <text:p>0</text:p>
          </table:table-cell>
          <table:table-cell office:value-type="float" office:value="0.1">
            <text:p>0.1</text:p>
          </table:table-cell>
          <table:table-cell/>
          <table:table-cell office:value-type="float" office:value="0.5">
            <text:p>0.5</text:p>
          </table:table-cell>
          <table:table-cell table:formula="oooc:=[.G19]*[.H19]" office:value-type="float" office:value="0">
            <text:p>0</text:p>
          </table:table-cell>
          <table:table-cell table:number-columns-repeated="6"/>
        </table:table-row>
        <table:table-row table:style-name="ro2">
          <table:table-cell table:style-name="ce2" office:value-type="string">
            <text:p>TR.01.05.02</text:p>
          </table:table-cell>
          <table:table-cell table:style-name="ce6" office:value-type="string">
            <text:p>Master HLM que mezcle varios BSR's como bloques. <text:s/>(Pendiente)</text:p>
          </table:table-cell>
          <table:table-cell table:formula="oooc:=ISNUMBER(FIND(&quot;Pendiente&quot;;[.B20]))" office:value-type="boolean" office:boolean-value="true">
            <text:p>TRUE</text:p>
          </table:table-cell>
          <table:table-cell table:formula="oooc:=ISNUMBER(FIND(&quot;Hecho&quot;;[.B20]))" office:value-type="boolean" office:boolean-value="false">
            <text:p>FALSE</text:p>
          </table:table-cell>
          <table:table-cell table:style-name="ce6" table:formula="oooc:=IF([.D20];MID([.B20]; FIND(&quot;Hecho&quot;;[.B20])-1;1000);&quot;&quot;)">
            <text:p/>
          </table:table-cell>
          <table:table-cell table:style-name="ce8" table:formula="oooc:=ISNUMBER(FIND(&quot;%&quot;;[.E20]))" office:value-type="boolean" office:boolean-value="false">
            <text:p>FALSE</text:p>
          </table:table-cell>
          <table:table-cell table:formula="oooc:=IF(OR([.C20];[.F20]);1;0)" office:value-type="float" office:value="1">
            <text:p>1</text:p>
          </table:table-cell>
          <table:table-cell office:value-type="float" office:value="5">
            <text:p>5</text:p>
          </table:table-cell>
          <table:table-cell/>
          <table:table-cell office:value-type="float" office:value="0.5">
            <text:p>0.5</text:p>
          </table:table-cell>
          <table:table-cell table:formula="oooc:=[.G20]*[.H20]" office:value-type="float" office:value="5">
            <text:p>5</text:p>
          </table:table-cell>
          <table:table-cell table:number-columns-repeated="6"/>
        </table:table-row>
        <table:table-row table:style-name="ro3">
          <table:table-cell table:style-name="ce2" office:value-type="string">
            <text:p>TR.01.05.03</text:p>
          </table:table-cell>
          <table:table-cell table:style-name="ce6" office:value-type="string">
            <text:p>Reconocimiento de la estructura topológica de los bloques de un HLM (mediante nodos deterministas siu es preciso) <text:s/>que determine automáticamenbte particiones paralelizables y/o secuenciales de la simulación de los bloques que lo permitan. (Pendiente) </text:p>
          </table:table-cell>
          <table:table-cell table:formula="oooc:=ISNUMBER(FIND(&quot;Pendiente&quot;;[.B21]))" office:value-type="boolean" office:boolean-value="true">
            <text:p>TRUE</text:p>
          </table:table-cell>
          <table:table-cell table:formula="oooc:=ISNUMBER(FIND(&quot;Hecho&quot;;[.B21]))" office:value-type="boolean" office:boolean-value="false">
            <text:p>FALSE</text:p>
          </table:table-cell>
          <table:table-cell table:style-name="ce6" table:formula="oooc:=IF([.D21];MID([.B21]; FIND(&quot;Hecho&quot;;[.B21])-1;1000);&quot;&quot;)">
            <text:p/>
          </table:table-cell>
          <table:table-cell table:style-name="ce8" table:formula="oooc:=ISNUMBER(FIND(&quot;%&quot;;[.E21]))" office:value-type="boolean" office:boolean-value="false">
            <text:p>FALSE</text:p>
          </table:table-cell>
          <table:table-cell table:formula="oooc:=IF(OR([.C21];[.F21]);1;0)" office:value-type="float" office:value="1">
            <text:p>1</text:p>
          </table:table-cell>
          <table:table-cell office:value-type="float" office:value="15">
            <text:p>15</text:p>
          </table:table-cell>
          <table:table-cell/>
          <table:table-cell office:value-type="float" office:value="0.5">
            <text:p>0.5</text:p>
          </table:table-cell>
          <table:table-cell table:formula="oooc:=[.G21]*[.H21]" office:value-type="float" office:value="15">
            <text:p>15</text:p>
          </table:table-cell>
          <table:table-cell table:number-columns-repeated="6"/>
        </table:table-row>
        <table:table-row table:style-name="ro4">
          <table:table-cell table:style-name="ce2" office:value-type="string">
            <text:p>TR.01.05.04</text:p>
          </table:table-cell>
          <table:table-cell table:style-name="ce6"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B22]))" office:value-type="boolean" office:boolean-value="true">
            <text:p>TRUE</text:p>
          </table:table-cell>
          <table:table-cell table:formula="oooc:=ISNUMBER(FIND(&quot;Hecho&quot;;[.B22]))" office:value-type="boolean" office:boolean-value="false">
            <text:p>FALSE</text:p>
          </table:table-cell>
          <table:table-cell table:style-name="ce6" table:formula="oooc:=IF([.D22];MID([.B22]; FIND(&quot;Hecho&quot;;[.B22])-1;1000);&quot;&quot;)">
            <text:p/>
          </table:table-cell>
          <table:table-cell table:style-name="ce8" table:formula="oooc:=ISNUMBER(FIND(&quot;%&quot;;[.E22]))" office:value-type="boolean" office:boolean-value="false">
            <text:p>FALSE</text:p>
          </table:table-cell>
          <table:table-cell table:formula="oooc:=IF(OR([.C22];[.F22]);1;0)" office:value-type="float" office:value="1">
            <text:p>1</text:p>
          </table:table-cell>
          <table:table-cell office:value-type="float" office:value="1">
            <text:p>1</text:p>
          </table:table-cell>
          <table:table-cell/>
          <table:table-cell office:value-type="float" office:value="0.5">
            <text:p>0.5</text:p>
          </table:table-cell>
          <table:table-cell table:formula="oooc:=[.G22]*[.H22]" office:value-type="float" office:value="1">
            <text:p>1</text:p>
          </table:table-cell>
          <table:table-cell table:number-columns-repeated="6"/>
        </table:table-row>
        <table:table-row table:style-name="ro2">
          <table:table-cell table:style-name="ce2" office:value-type="string">
            <text:p>TR.01.06</text:p>
          </table:table-cell>
          <table:table-cell table:style-name="ce5" office:value-type="string">
            <text:p>NLF: (Non Linear Filter) </text:p>
          </table:table-cell>
          <table:table-cell table:formula="oooc:=ISNUMBER(FIND(&quot;Pendiente&quot;;[.B23]))" office:value-type="boolean" office:boolean-value="false">
            <text:p>FALSE</text:p>
          </table:table-cell>
          <table:table-cell table:formula="oooc:=ISNUMBER(FIND(&quot;Hecho&quot;;[.B23]))" office:value-type="boolean" office:boolean-value="false">
            <text:p>FALSE</text:p>
          </table:table-cell>
          <table:table-cell table:style-name="ce5" table:formula="oooc:=IF([.D23];MID([.B23]; FIND(&quot;Hecho&quot;;[.B23])-1;1000);&quot;&quot;)">
            <text:p/>
          </table:table-cell>
          <table:table-cell table:style-name="ce8" table:formula="oooc:=ISNUMBER(FIND(&quot;%&quot;;[.E23]))" office:value-type="boolean" office:boolean-value="false">
            <text:p>FALSE</text:p>
          </table:table-cell>
          <table:table-cell table:formula="oooc:=IF(OR([.C23];[.F23]);1;0)" office:value-type="float" office:value="0">
            <text:p>0</text:p>
          </table:table-cell>
          <table:table-cell/>
          <table:table-cell table:number-columns-repeated="2"/>
          <table:table-cell table:formula="oooc:=[.G23]*[.H23]" office:value-type="float" office:value="0">
            <text:p>0</text:p>
          </table:table-cell>
          <table:table-cell table:number-columns-repeated="6"/>
        </table:table-row>
        <table:table-row table:style-name="ro2">
          <table:table-cell table:style-name="ce2" office:value-type="string">
            <text:p>TR.01.06.01</text:p>
          </table:table-cell>
          <table:table-cell table:style-name="ce6" office:value-type="string">
            <text:p>Simulador de bloques no lineales basados en una API común de los filtros (Hecho con ARMS) </text:p>
          </table:table-cell>
          <table:table-cell table:formula="oooc:=ISNUMBER(FIND(&quot;Pendiente&quot;;[.B24]))" office:value-type="boolean" office:boolean-value="false">
            <text:p>FALSE</text:p>
          </table:table-cell>
          <table:table-cell table:formula="oooc:=ISNUMBER(FIND(&quot;Hecho&quot;;[.B24]))" office:value-type="boolean" office:boolean-value="true">
            <text:p>TRUE</text:p>
          </table:table-cell>
          <table:table-cell table:style-name="ce6" table:formula="oooc:=IF([.D24];MID([.B24]; FIND(&quot;Hecho&quot;;[.B24])-1;1000);&quot;&quot;)" office:value-type="string" office:string-value="(Hecho con ARMS) ">
            <text:p>(Hecho con ARMS) </text:p>
          </table:table-cell>
          <table:table-cell table:style-name="ce8" table:formula="oooc:=ISNUMBER(FIND(&quot;%&quot;;[.E24]))" office:value-type="boolean" office:boolean-value="false">
            <text:p>FALSE</text:p>
          </table:table-cell>
          <table:table-cell table:formula="oooc:=IF(OR([.C24];[.F24]);1;0)" office:value-type="float" office:value="0">
            <text:p>0</text:p>
          </table:table-cell>
          <table:table-cell/>
          <table:table-cell table:number-columns-repeated="2"/>
          <table:table-cell table:formula="oooc:=[.G24]*[.H24]" office:value-type="float" office:value="0">
            <text:p>0</text:p>
          </table:table-cell>
          <table:table-cell table:number-columns-repeated="6"/>
        </table:table-row>
        <table:table-row table:style-name="ro2">
          <table:table-cell table:style-name="ce2" office:value-type="string">
            <text:p>TR.01.06.02</text:p>
          </table:table-cell>
          <table:table-cell table:style-name="ce6" office:value-type="string">
            <text:p>Estructura jerárquica sobre los parámetros no lineales (Pendiente) </text:p>
          </table:table-cell>
          <table:table-cell table:formula="oooc:=ISNUMBER(FIND(&quot;Pendiente&quot;;[.B25]))" office:value-type="boolean" office:boolean-value="true">
            <text:p>TRUE</text:p>
          </table:table-cell>
          <table:table-cell table:formula="oooc:=ISNUMBER(FIND(&quot;Hecho&quot;;[.B25]))" office:value-type="boolean" office:boolean-value="false">
            <text:p>FALSE</text:p>
          </table:table-cell>
          <table:table-cell table:style-name="ce6" table:formula="oooc:=IF([.D25];MID([.B25]; FIND(&quot;Hecho&quot;;[.B25])-1;1000);&quot;&quot;)">
            <text:p/>
          </table:table-cell>
          <table:table-cell table:style-name="ce8" table:formula="oooc:=ISNUMBER(FIND(&quot;%&quot;;[.E25]))" office:value-type="boolean" office:boolean-value="false">
            <text:p>FALSE</text:p>
          </table:table-cell>
          <table:table-cell table:formula="oooc:=IF(OR([.C25];[.F25]);1;0)" office:value-type="float" office:value="1">
            <text:p>1</text:p>
          </table:table-cell>
          <table:table-cell office:value-type="float" office:value="3">
            <text:p>3</text:p>
          </table:table-cell>
          <table:table-cell table:number-columns-repeated="2"/>
          <table:table-cell table:formula="oooc:=[.G25]*[.H25]" office:value-type="float" office:value="3">
            <text:p>3</text:p>
          </table:table-cell>
          <table:table-cell table:number-columns-repeated="6"/>
        </table:table-row>
        <table:table-row table:style-name="ro2">
          <table:table-cell table:style-name="ce2" office:value-type="string">
            <text:p>TR.01.06.03</text:p>
          </table:table-cell>
          <table:table-cell table:style-name="ce6" office:value-type="string">
            <text:p>Funciones arbitrarias de modificación del output</text:p>
          </table:table-cell>
          <table:table-cell table:formula="oooc:=ISNUMBER(FIND(&quot;Pendiente&quot;;[.B26]))" office:value-type="boolean" office:boolean-value="false">
            <text:p>FALSE</text:p>
          </table:table-cell>
          <table:table-cell table:formula="oooc:=ISNUMBER(FIND(&quot;Hecho&quot;;[.B26]))" office:value-type="boolean" office:boolean-value="false">
            <text:p>FALSE</text:p>
          </table:table-cell>
          <table:table-cell table:style-name="ce6" table:formula="oooc:=IF([.D26];MID([.B26]; FIND(&quot;Hecho&quot;;[.B26])-1;1000);&quot;&quot;)">
            <text:p/>
          </table:table-cell>
          <table:table-cell table:style-name="ce8" table:formula="oooc:=ISNUMBER(FIND(&quot;%&quot;;[.E26]))" office:value-type="boolean" office:boolean-value="false">
            <text:p>FALSE</text:p>
          </table:table-cell>
          <table:table-cell table:formula="oooc:=IF(OR([.C26];[.F26]);1;0)" office:value-type="float" office:value="0">
            <text:p>0</text:p>
          </table:table-cell>
          <table:table-cell/>
          <table:table-cell table:number-columns-repeated="2"/>
          <table:table-cell table:formula="oooc:=[.G26]*[.H26]" office:value-type="float" office:value="0">
            <text:p>0</text:p>
          </table:table-cell>
          <table:table-cell table:number-columns-repeated="6"/>
        </table:table-row>
        <table:table-row table:style-name="ro2">
          <table:table-cell table:style-name="ce2" office:value-type="string">
            <text:p>TR.01.06.03.01</text:p>
          </table:table-cell>
          <table:table-cell table:style-name="ce6" office:value-type="string">
            <text:p>Filtrado en términos originales</text:p>
          </table:table-cell>
          <table:table-cell table:formula="oooc:=ISNUMBER(FIND(&quot;Pendiente&quot;;[.B27]))" office:value-type="boolean" office:boolean-value="false">
            <text:p>FALSE</text:p>
          </table:table-cell>
          <table:table-cell table:formula="oooc:=ISNUMBER(FIND(&quot;Hecho&quot;;[.B27]))" office:value-type="boolean" office:boolean-value="false">
            <text:p>FALSE</text:p>
          </table:table-cell>
          <table:table-cell table:style-name="ce6" table:formula="oooc:=IF([.D27];MID([.B27]; FIND(&quot;Hecho&quot;;[.B27])-1;1000);&quot;&quot;)">
            <text:p/>
          </table:table-cell>
          <table:table-cell table:style-name="ce8" table:formula="oooc:=ISNUMBER(FIND(&quot;%&quot;;[.E27]))" office:value-type="boolean" office:boolean-value="false">
            <text:p>FALSE</text:p>
          </table:table-cell>
          <table:table-cell table:formula="oooc:=IF(OR([.C27];[.F27]);1;0)" office:value-type="float" office:value="0">
            <text:p>0</text:p>
          </table:table-cell>
          <table:table-cell/>
          <table:table-cell table:number-columns-repeated="2"/>
          <table:table-cell table:formula="oooc:=[.G27]*[.H27]" office:value-type="float" office:value="0">
            <text:p>0</text:p>
          </table:table-cell>
          <table:table-cell table:number-columns-repeated="6"/>
        </table:table-row>
        <table:table-row table:style-name="ro2">
          <table:table-cell table:style-name="ce2" office:value-type="string">
            <text:p>TR.01.06.03.01.01</text:p>
          </table:table-cell>
          <table:table-cell table:style-name="ce6" office:value-type="string">
            <text:p>Caso general basado en el simulador ARMS ó SLICE (Hecho)</text:p>
          </table:table-cell>
          <table:table-cell table:formula="oooc:=ISNUMBER(FIND(&quot;Pendiente&quot;;[.B28]))" office:value-type="boolean" office:boolean-value="false">
            <text:p>FALSE</text:p>
          </table:table-cell>
          <table:table-cell table:formula="oooc:=ISNUMBER(FIND(&quot;Hecho&quot;;[.B28]))" office:value-type="boolean" office:boolean-value="true">
            <text:p>TRUE</text:p>
          </table:table-cell>
          <table:table-cell table:style-name="ce6" table:formula="oooc:=IF([.D28];MID([.B28]; FIND(&quot;Hecho&quot;;[.B28])-1;1000);&quot;&quot;)" office:value-type="string" office:string-value="(Hecho)">
            <text:p>(Hecho)</text:p>
          </table:table-cell>
          <table:table-cell table:style-name="ce8" table:formula="oooc:=ISNUMBER(FIND(&quot;%&quot;;[.E28]))" office:value-type="boolean" office:boolean-value="false">
            <text:p>FALSE</text:p>
          </table:table-cell>
          <table:table-cell table:formula="oooc:=IF(OR([.C28];[.F28]);1;0)" office:value-type="float" office:value="0">
            <text:p>0</text:p>
          </table:table-cell>
          <table:table-cell office:value-type="float" office:value="3">
            <text:p>3</text:p>
          </table:table-cell>
          <table:table-cell/>
          <table:table-cell office:value-type="float" office:value="0.5">
            <text:p>0.5</text:p>
          </table:table-cell>
          <table:table-cell table:formula="oooc:=[.G28]*[.H28]" office:value-type="float" office:value="0">
            <text:p>0</text:p>
          </table:table-cell>
          <table:table-cell table:number-columns-repeated="6"/>
        </table:table-row>
        <table:table-row table:style-name="ro2">
          <table:table-cell table:style-name="ce2" office:value-type="string">
            <text:p>TR.01.06.03.01.02</text:p>
          </table:table-cell>
          <table:table-cell table:style-name="ce6" office:value-type="string">
            <text:p>Permitir método draw de usuario en el NLF (Pendiente) </text:p>
          </table:table-cell>
          <table:table-cell table:formula="oooc:=ISNUMBER(FIND(&quot;Pendiente&quot;;[.B29]))" office:value-type="boolean" office:boolean-value="true">
            <text:p>TRUE</text:p>
          </table:table-cell>
          <table:table-cell table:formula="oooc:=ISNUMBER(FIND(&quot;Hecho&quot;;[.B29]))" office:value-type="boolean" office:boolean-value="false">
            <text:p>FALSE</text:p>
          </table:table-cell>
          <table:table-cell table:style-name="ce6" table:formula="oooc:=IF([.D29];MID([.B29]; FIND(&quot;Hecho&quot;;[.B29])-1;1000);&quot;&quot;)">
            <text:p/>
          </table:table-cell>
          <table:table-cell table:style-name="ce8" table:formula="oooc:=ISNUMBER(FIND(&quot;%&quot;;[.E29]))" office:value-type="boolean" office:boolean-value="false">
            <text:p>FALSE</text:p>
          </table:table-cell>
          <table:table-cell table:formula="oooc:=IF(OR([.C29];[.F29]);1;0)" office:value-type="float" office:value="1">
            <text:p>1</text:p>
          </table:table-cell>
          <table:table-cell office:value-type="float" office:value="3">
            <text:p>3</text:p>
          </table:table-cell>
          <table:table-cell/>
          <table:table-cell office:value-type="float" office:value="0.5">
            <text:p>0.5</text:p>
          </table:table-cell>
          <table:table-cell table:formula="oooc:=[.G29]*[.H29]" office:value-type="float" office:value="3">
            <text:p>3</text:p>
          </table:table-cell>
          <table:table-cell table:number-columns-repeated="6"/>
        </table:table-row>
        <table:table-row table:style-name="ro2">
          <table:table-cell table:style-name="ce2" office:value-type="string">
            <text:p>TR.01.06.03.01.03</text:p>
          </table:table-cell>
          <table:table-cell table:style-name="ce6" office:value-type="string">
            <text:p>Caso particular optimizado para regresión lineal con residuos no normales (Pendiente) </text:p>
          </table:table-cell>
          <table:table-cell table:formula="oooc:=ISNUMBER(FIND(&quot;Pendiente&quot;;[.B30]))" office:value-type="boolean" office:boolean-value="true">
            <text:p>TRUE</text:p>
          </table:table-cell>
          <table:table-cell table:formula="oooc:=ISNUMBER(FIND(&quot;Hecho&quot;;[.B30]))" office:value-type="boolean" office:boolean-value="false">
            <text:p>FALSE</text:p>
          </table:table-cell>
          <table:table-cell table:style-name="ce6" table:formula="oooc:=IF([.D30];MID([.B30]; FIND(&quot;Hecho&quot;;[.B30])-1;1000);&quot;&quot;)">
            <text:p/>
          </table:table-cell>
          <table:table-cell table:style-name="ce8" table:formula="oooc:=ISNUMBER(FIND(&quot;%&quot;;[.E30]))" office:value-type="boolean" office:boolean-value="false">
            <text:p>FALSE</text:p>
          </table:table-cell>
          <table:table-cell table:formula="oooc:=IF(OR([.C30];[.F30]);1;0)" office:value-type="float" office:value="1">
            <text:p>1</text:p>
          </table:table-cell>
          <table:table-cell office:value-type="float" office:value="4">
            <text:p>4</text:p>
          </table:table-cell>
          <table:table-cell/>
          <table:table-cell office:value-type="float" office:value="0.5">
            <text:p>0.5</text:p>
          </table:table-cell>
          <table:table-cell table:formula="oooc:=[.G30]*[.H30]" office:value-type="float" office:value="4">
            <text:p>4</text:p>
          </table:table-cell>
          <table:table-cell table:number-columns-repeated="6"/>
        </table:table-row>
        <table:table-row table:style-name="ro2">
          <table:table-cell table:style-name="ce2" office:value-type="string">
            <text:p>TR.01.06.03.02</text:p>
          </table:table-cell>
          <table:table-cell table:style-name="ce6" office:value-type="string">
            <text:p>Modelo probit (Pendiente) </text:p>
          </table:table-cell>
          <table:table-cell table:formula="oooc:=ISNUMBER(FIND(&quot;Pendiente&quot;;[.B31]))" office:value-type="boolean" office:boolean-value="true">
            <text:p>TRUE</text:p>
          </table:table-cell>
          <table:table-cell table:formula="oooc:=ISNUMBER(FIND(&quot;Hecho&quot;;[.B31]))" office:value-type="boolean" office:boolean-value="false">
            <text:p>FALSE</text:p>
          </table:table-cell>
          <table:table-cell table:style-name="ce6" table:formula="oooc:=IF([.D31];MID([.B31]; FIND(&quot;Hecho&quot;;[.B31])-1;1000);&quot;&quot;)">
            <text:p/>
          </table:table-cell>
          <table:table-cell table:style-name="ce8" table:formula="oooc:=ISNUMBER(FIND(&quot;%&quot;;[.E31]))" office:value-type="boolean" office:boolean-value="false">
            <text:p>FALSE</text:p>
          </table:table-cell>
          <table:table-cell table:formula="oooc:=IF(OR([.C31];[.F31]);1;0)" office:value-type="float" office:value="1">
            <text:p>1</text:p>
          </table:table-cell>
          <table:table-cell office:value-type="float" office:value="3">
            <text:p>3</text:p>
          </table:table-cell>
          <table:table-cell/>
          <table:table-cell office:value-type="float" office:value="1">
            <text:p>1</text:p>
          </table:table-cell>
          <table:table-cell table:formula="oooc:=[.G31]*[.H31]" office:value-type="float" office:value="3">
            <text:p>3</text:p>
          </table:table-cell>
          <table:table-cell office:value-type="string">
            <text:p>vdebuen</text:p>
          </table:table-cell>
          <table:table-cell table:number-columns-repeated="5"/>
        </table:table-row>
        <table:table-row table:style-name="ro2">
          <table:table-cell table:style-name="ce2" office:value-type="string">
            <text:p>TR.01.06.03.03</text:p>
          </table:table-cell>
          <table:table-cell table:style-name="ce6" office:value-type="string">
            <text:p>Ejemplos <text:a xlink:href="http://wiki.localbayes.es/NameBlock">NameBlock</text:a> para la definición de bloques de usuario (Pendiente) </text:p>
          </table:table-cell>
          <table:table-cell table:formula="oooc:=ISNUMBER(FIND(&quot;Pendiente&quot;;[.B32]))" office:value-type="boolean" office:boolean-value="true">
            <text:p>TRUE</text:p>
          </table:table-cell>
          <table:table-cell table:formula="oooc:=ISNUMBER(FIND(&quot;Hecho&quot;;[.B32]))" office:value-type="boolean" office:boolean-value="false">
            <text:p>FALSE</text:p>
          </table:table-cell>
          <table:table-cell table:style-name="ce6" table:formula="oooc:=IF([.D32];MID([.B32]; FIND(&quot;Hecho&quot;;[.B32])-1;1000);&quot;&quot;)">
            <text:p/>
          </table:table-cell>
          <table:table-cell table:style-name="ce8" table:formula="oooc:=ISNUMBER(FIND(&quot;%&quot;;[.E32]))" office:value-type="boolean" office:boolean-value="false">
            <text:p>FALSE</text:p>
          </table:table-cell>
          <table:table-cell table:formula="oooc:=IF(OR([.C32];[.F32]);1;0)" office:value-type="float" office:value="1">
            <text:p>1</text:p>
          </table:table-cell>
          <table:table-cell office:value-type="float" office:value="1">
            <text:p>1</text:p>
          </table:table-cell>
          <table:table-cell/>
          <table:table-cell office:value-type="float" office:value="1">
            <text:p>1</text:p>
          </table:table-cell>
          <table:table-cell table:formula="oooc:=[.G32]*[.H32]" office:value-type="float" office:value="1">
            <text:p>1</text:p>
          </table:table-cell>
          <table:table-cell office:value-type="string">
            <text:p>vdebuen</text:p>
          </table:table-cell>
          <table:table-cell table:number-columns-repeated="5"/>
        </table:table-row>
        <table:table-row table:style-name="ro2">
          <table:table-cell table:style-name="ce2" office:value-type="string">
            <text:p>TR.01.06.03.04</text:p>
          </table:table-cell>
          <table:table-cell table:style-name="ce6" office:value-type="string">
            <text:p>Funciones arbitrarias de creación de inputs lineales </text:p>
          </table:table-cell>
          <table:table-cell table:formula="oooc:=ISNUMBER(FIND(&quot;Pendiente&quot;;[.B33]))" office:value-type="boolean" office:boolean-value="false">
            <text:p>FALSE</text:p>
          </table:table-cell>
          <table:table-cell table:formula="oooc:=ISNUMBER(FIND(&quot;Hecho&quot;;[.B33]))" office:value-type="boolean" office:boolean-value="false">
            <text:p>FALSE</text:p>
          </table:table-cell>
          <table:table-cell table:style-name="ce6" table:formula="oooc:=IF([.D33];MID([.B33]; FIND(&quot;Hecho&quot;;[.B33])-1;1000);&quot;&quot;)">
            <text:p/>
          </table:table-cell>
          <table:table-cell table:style-name="ce8" table:formula="oooc:=ISNUMBER(FIND(&quot;%&quot;;[.E33]))" office:value-type="boolean" office:boolean-value="false">
            <text:p>FALSE</text:p>
          </table:table-cell>
          <table:table-cell table:formula="oooc:=IF(OR([.C33];[.F33]);1;0)" office:value-type="float" office:value="0">
            <text:p>0</text:p>
          </table:table-cell>
          <table:table-cell/>
          <table:table-cell table:number-columns-repeated="2"/>
          <table:table-cell table:formula="oooc:=[.G33]*[.H33]" office:value-type="float" office:value="0">
            <text:p>0</text:p>
          </table:table-cell>
          <table:table-cell table:number-columns-repeated="6"/>
        </table:table-row>
        <table:table-row table:style-name="ro2">
          <table:table-cell table:style-name="ce2" office:value-type="string">
            <text:p>TR.01.06.03.04.01</text:p>
          </table:table-cell>
          <table:table-cell table:style-name="ce5" office:value-type="string">
            <text:p>DTF: Delta Transfer Function (Hecho) </text:p>
          </table:table-cell>
          <table:table-cell table:formula="oooc:=ISNUMBER(FIND(&quot;Pendiente&quot;;[.B34]))" office:value-type="boolean" office:boolean-value="false">
            <text:p>FALSE</text:p>
          </table:table-cell>
          <table:table-cell table:formula="oooc:=ISNUMBER(FIND(&quot;Hecho&quot;;[.B34]))" office:value-type="boolean" office:boolean-value="true">
            <text:p>TRUE</text:p>
          </table:table-cell>
          <table:table-cell table:style-name="ce5" table:formula="oooc:=IF([.D34];MID([.B34]; FIND(&quot;Hecho&quot;;[.B34])-1;1000);&quot;&quot;)" office:value-type="string" office:string-value="(Hecho) ">
            <text:p>(Hecho) </text:p>
          </table:table-cell>
          <table:table-cell table:style-name="ce8" table:formula="oooc:=ISNUMBER(FIND(&quot;%&quot;;[.E34]))" office:value-type="boolean" office:boolean-value="false">
            <text:p>FALSE</text:p>
          </table:table-cell>
          <table:table-cell table:formula="oooc:=IF(OR([.C34];[.F34]);1;0)" office:value-type="float" office:value="0">
            <text:p>0</text:p>
          </table:table-cell>
          <table:table-cell/>
          <table:table-cell table:number-columns-repeated="2"/>
          <table:table-cell table:formula="oooc:=[.G34]*[.H34]" office:value-type="float" office:value="0">
            <text:p>0</text:p>
          </table:table-cell>
          <table:table-cell table:number-columns-repeated="6"/>
        </table:table-row>
        <table:table-row table:style-name="ro2">
          <table:table-cell table:style-name="ce2" office:value-type="string">
            <text:p>TR.01.06.03.04.02</text:p>
          </table:table-cell>
          <table:table-cell table:style-name="ce6" office:value-type="string">
            <text:p>Función Ad Stock de acumulación exponencial de GRP's de publicidad (Hecho) </text:p>
          </table:table-cell>
          <table:table-cell table:formula="oooc:=ISNUMBER(FIND(&quot;Pendiente&quot;;[.B35]))" office:value-type="boolean" office:boolean-value="false">
            <text:p>FALSE</text:p>
          </table:table-cell>
          <table:table-cell table:formula="oooc:=ISNUMBER(FIND(&quot;Hecho&quot;;[.B35]))" office:value-type="boolean" office:boolean-value="true">
            <text:p>TRUE</text:p>
          </table:table-cell>
          <table:table-cell table:style-name="ce6" table:formula="oooc:=IF([.D35];MID([.B35]; FIND(&quot;Hecho&quot;;[.B35])-1;1000);&quot;&quot;)" office:value-type="string" office:string-value="(Hecho) ">
            <text:p>(Hecho) </text:p>
          </table:table-cell>
          <table:table-cell table:style-name="ce8" table:formula="oooc:=ISNUMBER(FIND(&quot;%&quot;;[.E35]))" office:value-type="boolean" office:boolean-value="false">
            <text:p>FALSE</text:p>
          </table:table-cell>
          <table:table-cell table:formula="oooc:=IF(OR([.C35];[.F35]);1;0)" office:value-type="float" office:value="0">
            <text:p>0</text:p>
          </table:table-cell>
          <table:table-cell office:value-type="float" office:value="1">
            <text:p>1</text:p>
          </table:table-cell>
          <table:table-cell table:number-columns-repeated="2"/>
          <table:table-cell table:formula="oooc:=[.G35]*[.H35]" office:value-type="float" office:value="0">
            <text:p>0</text:p>
          </table:table-cell>
          <table:table-cell table:number-columns-repeated="6"/>
        </table:table-row>
        <table:table-row table:style-name="ro2">
          <table:table-cell table:style-name="ce2" office:value-type="string">
            <text:p>TR.01.06.03.04.03</text:p>
          </table:table-cell>
          <table:table-cell table:style-name="ce6" office:value-type="string">
            <text:p>Ejemplos <text:a xlink:href="http://wiki.localbayes.es/NameBlock">NameBlock</text:a> para la definición de bloques de usuario (Hecho) </text:p>
          </table:table-cell>
          <table:table-cell table:formula="oooc:=ISNUMBER(FIND(&quot;Pendiente&quot;;[.B36]))" office:value-type="boolean" office:boolean-value="false">
            <text:p>FALSE</text:p>
          </table:table-cell>
          <table:table-cell table:formula="oooc:=ISNUMBER(FIND(&quot;Hecho&quot;;[.B36]))" office:value-type="boolean" office:boolean-value="true">
            <text:p>TRUE</text:p>
          </table:table-cell>
          <table:table-cell table:style-name="ce6" table:formula="oooc:=IF([.D36];MID([.B36]; FIND(&quot;Hecho&quot;;[.B36])-1;1000);&quot;&quot;)" office:value-type="string" office:string-value="(Hecho) ">
            <text:p>(Hecho) </text:p>
          </table:table-cell>
          <table:table-cell table:style-name="ce8" table:formula="oooc:=ISNUMBER(FIND(&quot;%&quot;;[.E36]))" office:value-type="boolean" office:boolean-value="false">
            <text:p>FALSE</text:p>
          </table:table-cell>
          <table:table-cell table:formula="oooc:=IF(OR([.C36];[.F36]);1;0)" office:value-type="float" office:value="0">
            <text:p>0</text:p>
          </table:table-cell>
          <table:table-cell office:value-type="float" office:value="1">
            <text:p>1</text:p>
          </table:table-cell>
          <table:table-cell table:number-columns-repeated="2"/>
          <table:table-cell table:formula="oooc:=[.G36]*[.H36]" office:value-type="float" office:value="0">
            <text:p>0</text:p>
          </table:table-cell>
          <table:table-cell table:number-columns-repeated="6"/>
        </table:table-row>
        <table:table-row table:style-name="ro2">
          <table:table-cell table:style-name="ce2" office:value-type="string">
            <text:p>TR.01.06.03.05</text:p>
          </table:table-cell>
          <table:table-cell table:style-name="ce6" office:value-type="string">
            <text:p>Cálculo de la serie de efecto conjunto en el caso <text:a xlink:href="http://wiki.localbayes.es/BsrHlm">BsrHlm</text:a> </text:p>
          </table:table-cell>
          <table:table-cell table:formula="oooc:=ISNUMBER(FIND(&quot;Pendiente&quot;;[.B37]))" office:value-type="boolean" office:boolean-value="false">
            <text:p>FALSE</text:p>
          </table:table-cell>
          <table:table-cell table:formula="oooc:=ISNUMBER(FIND(&quot;Hecho&quot;;[.B37]))" office:value-type="boolean" office:boolean-value="false">
            <text:p>FALSE</text:p>
          </table:table-cell>
          <table:table-cell table:style-name="ce6" table:formula="oooc:=IF([.D37];MID([.B37]; FIND(&quot;Hecho&quot;;[.B37])-1;1000);&quot;&quot;)">
            <text:p/>
          </table:table-cell>
          <table:table-cell table:style-name="ce8" table:formula="oooc:=ISNUMBER(FIND(&quot;%&quot;;[.E37]))" office:value-type="boolean" office:boolean-value="false">
            <text:p>FALSE</text:p>
          </table:table-cell>
          <table:table-cell table:formula="oooc:=IF(OR([.C37];[.F37]);1;0)" office:value-type="float" office:value="0">
            <text:p>0</text:p>
          </table:table-cell>
          <table:table-cell/>
          <table:table-cell table:number-columns-repeated="2"/>
          <table:table-cell table:formula="oooc:=[.G37]*[.H37]" office:value-type="float" office:value="0">
            <text:p>0</text:p>
          </table:table-cell>
          <table:table-cell table:number-columns-repeated="6"/>
        </table:table-row>
        <table:table-row table:style-name="ro2">
          <table:table-cell table:style-name="ce2" office:value-type="string">
            <text:p>TR.01.06.03.05.01</text:p>
          </table:table-cell>
          <table:table-cell table:style-name="ce6" office:value-type="string">
            <text:p>Caso particular Delta Transfer Function (Hecho) </text:p>
          </table:table-cell>
          <table:table-cell table:formula="oooc:=ISNUMBER(FIND(&quot;Pendiente&quot;;[.B38]))" office:value-type="boolean" office:boolean-value="false">
            <text:p>FALSE</text:p>
          </table:table-cell>
          <table:table-cell table:formula="oooc:=ISNUMBER(FIND(&quot;Hecho&quot;;[.B38]))" office:value-type="boolean" office:boolean-value="true">
            <text:p>TRUE</text:p>
          </table:table-cell>
          <table:table-cell table:style-name="ce6" table:formula="oooc:=IF([.D38];MID([.B38]; FIND(&quot;Hecho&quot;;[.B38])-1;1000);&quot;&quot;)" office:value-type="string" office:string-value="(Hecho) ">
            <text:p>(Hecho) </text:p>
          </table:table-cell>
          <table:table-cell table:style-name="ce8" table:formula="oooc:=ISNUMBER(FIND(&quot;%&quot;;[.E38]))" office:value-type="boolean" office:boolean-value="false">
            <text:p>FALSE</text:p>
          </table:table-cell>
          <table:table-cell table:formula="oooc:=IF(OR([.C38];[.F38]);1;0)" office:value-type="float" office:value="0">
            <text:p>0</text:p>
          </table:table-cell>
          <table:table-cell/>
          <table:table-cell table:number-columns-repeated="2"/>
          <table:table-cell table:formula="oooc:=[.G38]*[.H38]" office:value-type="float" office:value="0">
            <text:p>0</text:p>
          </table:table-cell>
          <table:table-cell table:number-columns-repeated="6"/>
        </table:table-row>
        <table:table-row table:style-name="ro4">
          <table:table-cell table:style-name="ce2" office:value-type="string">
            <text:p>TR.01.07</text:p>
          </table:table-cell>
          <table:table-cell table:style-name="ce5" office:value-type="string">
            <text:p>DHV: (Dynamic Heterocedasticity of Variance) El modelo de varianza heterocedástica es un modelo BSR sobre los cuadrados de los residuos de un segmento BSR (Pendiente) </text:p>
          </table:table-cell>
          <table:table-cell table:formula="oooc:=ISNUMBER(FIND(&quot;Pendiente&quot;;[.B39]))" office:value-type="boolean" office:boolean-value="true">
            <text:p>TRUE</text:p>
          </table:table-cell>
          <table:table-cell table:formula="oooc:=ISNUMBER(FIND(&quot;Hecho&quot;;[.B39]))" office:value-type="boolean" office:boolean-value="false">
            <text:p>FALSE</text:p>
          </table:table-cell>
          <table:table-cell table:style-name="ce5" table:formula="oooc:=IF([.D39];MID([.B39]; FIND(&quot;Hecho&quot;;[.B39])-1;1000);&quot;&quot;)">
            <text:p/>
          </table:table-cell>
          <table:table-cell table:style-name="ce8" table:formula="oooc:=ISNUMBER(FIND(&quot;%&quot;;[.E39]))" office:value-type="boolean" office:boolean-value="false">
            <text:p>FALSE</text:p>
          </table:table-cell>
          <table:table-cell table:formula="oooc:=IF(OR([.C39];[.F39]);1;0)" office:value-type="float" office:value="1">
            <text:p>1</text:p>
          </table:table-cell>
          <table:table-cell office:value-type="float" office:value="5">
            <text:p>5</text:p>
          </table:table-cell>
          <table:table-cell table:number-columns-repeated="2"/>
          <table:table-cell table:formula="oooc:=[.G39]*[.H39]" office:value-type="float" office:value="5">
            <text:p>5</text:p>
          </table:table-cell>
          <table:table-cell table:number-columns-repeated="6"/>
        </table:table-row>
        <table:table-row table:style-name="ro4">
          <table:table-cell table:style-name="ce2" office:value-type="string">
            <text:p>TR.01.08</text:p>
          </table:table-cell>
          <table:table-cell table:style-name="ce5"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B40]))" office:value-type="boolean" office:boolean-value="false">
            <text:p>FALSE</text:p>
          </table:table-cell>
          <table:table-cell table:formula="oooc:=ISNUMBER(FIND(&quot;Hecho&quot;;[.B40]))" office:value-type="boolean" office:boolean-value="false">
            <text:p>FALSE</text:p>
          </table:table-cell>
          <table:table-cell table:style-name="ce5" table:formula="oooc:=IF([.D40];MID([.B40]; FIND(&quot;Hecho&quot;;[.B40])-1;1000);&quot;&quot;)">
            <text:p/>
          </table:table-cell>
          <table:table-cell table:style-name="ce8" table:formula="oooc:=ISNUMBER(FIND(&quot;%&quot;;[.E40]))" office:value-type="boolean" office:boolean-value="false">
            <text:p>FALSE</text:p>
          </table:table-cell>
          <table:table-cell table:formula="oooc:=IF(OR([.C40];[.F40]);1;0)" office:value-type="float" office:value="0">
            <text:p>0</text:p>
          </table:table-cell>
          <table:table-cell/>
          <table:table-cell table:number-columns-repeated="2"/>
          <table:table-cell table:formula="oooc:=[.G40]*[.H40]" office:value-type="float" office:value="0">
            <text:p>0</text:p>
          </table:table-cell>
          <table:table-cell table:number-columns-repeated="6"/>
        </table:table-row>
        <table:table-row table:style-name="ro3">
          <table:table-cell table:style-name="ce2" office:value-type="string">
            <text:p>TR.01.08.01</text:p>
          </table:table-cell>
          <table:table-cell table:style-name="ce6"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B41]))" office:value-type="boolean" office:boolean-value="true">
            <text:p>TRUE</text:p>
          </table:table-cell>
          <table:table-cell table:formula="oooc:=ISNUMBER(FIND(&quot;Hecho&quot;;[.B41]))" office:value-type="boolean" office:boolean-value="false">
            <text:p>FALSE</text:p>
          </table:table-cell>
          <table:table-cell table:style-name="ce6" table:formula="oooc:=IF([.D41];MID([.B41]; FIND(&quot;Hecho&quot;;[.B41])-1;1000);&quot;&quot;)">
            <text:p/>
          </table:table-cell>
          <table:table-cell table:style-name="ce8" table:formula="oooc:=ISNUMBER(FIND(&quot;%&quot;;[.E41]))" office:value-type="boolean" office:boolean-value="false">
            <text:p>FALSE</text:p>
          </table:table-cell>
          <table:table-cell table:formula="oooc:=IF(OR([.C41];[.F41]);1;0)" office:value-type="float" office:value="1">
            <text:p>1</text:p>
          </table:table-cell>
          <table:table-cell office:value-type="float" office:value="2">
            <text:p>2</text:p>
          </table:table-cell>
          <table:table-cell/>
          <table:table-cell office:value-type="float" office:value="0.2">
            <text:p>0.2</text:p>
          </table:table-cell>
          <table:table-cell table:formula="oooc:=[.G41]*[.H41]" office:value-type="float" office:value="2">
            <text:p>2</text:p>
          </table:table-cell>
          <table:table-cell table:number-columns-repeated="6"/>
        </table:table-row>
        <table:table-row table:style-name="ro4">
          <table:table-cell table:style-name="ce2" office:value-type="string">
            <text:p>TR.01.08.02</text:p>
          </table:table-cell>
          <table:table-cell table:style-name="ce6" office:value-type="string">
            <text:p>Reconocimiento de diseños lineales de rango incompleto para su ruptura en varios bloques BSR de rango completo. (Pendiente) </text:p>
          </table:table-cell>
          <table:table-cell table:formula="oooc:=ISNUMBER(FIND(&quot;Pendiente&quot;;[.B42]))" office:value-type="boolean" office:boolean-value="true">
            <text:p>TRUE</text:p>
          </table:table-cell>
          <table:table-cell table:formula="oooc:=ISNUMBER(FIND(&quot;Hecho&quot;;[.B42]))" office:value-type="boolean" office:boolean-value="false">
            <text:p>FALSE</text:p>
          </table:table-cell>
          <table:table-cell table:style-name="ce6" table:formula="oooc:=IF([.D42];MID([.B42]; FIND(&quot;Hecho&quot;;[.B42])-1;1000);&quot;&quot;)">
            <text:p/>
          </table:table-cell>
          <table:table-cell table:style-name="ce8" table:formula="oooc:=ISNUMBER(FIND(&quot;%&quot;;[.E42]))" office:value-type="boolean" office:boolean-value="false">
            <text:p>FALSE</text:p>
          </table:table-cell>
          <table:table-cell table:formula="oooc:=IF(OR([.C42];[.F42]);1;0)" office:value-type="float" office:value="1">
            <text:p>1</text:p>
          </table:table-cell>
          <table:table-cell office:value-type="float" office:value="3">
            <text:p>3</text:p>
          </table:table-cell>
          <table:table-cell/>
          <table:table-cell office:value-type="float" office:value="0.2">
            <text:p>0.2</text:p>
          </table:table-cell>
          <table:table-cell table:formula="oooc:=[.G42]*[.H42]" office:value-type="float" office:value="3">
            <text:p>3</text:p>
          </table:table-cell>
          <table:table-cell table:number-columns-repeated="6"/>
        </table:table-row>
        <table:table-row table:style-name="ro4">
          <table:table-cell table:style-name="ce2" office:value-type="string">
            <text:p>TR.01.08.03</text:p>
          </table:table-cell>
          <table:table-cell table:style-name="ce6" office:value-type="string">
            <text:p>Si no es posible un algoritmo automático, que al menos pueda el usuario describir los bloques ad-hoc. (Pendiente) </text:p>
          </table:table-cell>
          <table:table-cell table:formula="oooc:=ISNUMBER(FIND(&quot;Pendiente&quot;;[.B43]))" office:value-type="boolean" office:boolean-value="true">
            <text:p>TRUE</text:p>
          </table:table-cell>
          <table:table-cell table:formula="oooc:=ISNUMBER(FIND(&quot;Hecho&quot;;[.B43]))" office:value-type="boolean" office:boolean-value="false">
            <text:p>FALSE</text:p>
          </table:table-cell>
          <table:table-cell table:style-name="ce6" table:formula="oooc:=IF([.D43];MID([.B43]; FIND(&quot;Hecho&quot;;[.B43])-1;1000);&quot;&quot;)">
            <text:p/>
          </table:table-cell>
          <table:table-cell table:style-name="ce8" table:formula="oooc:=ISNUMBER(FIND(&quot;%&quot;;[.E43]))" office:value-type="boolean" office:boolean-value="false">
            <text:p>FALSE</text:p>
          </table:table-cell>
          <table:table-cell table:formula="oooc:=IF(OR([.C43];[.F43]);1;0)" office:value-type="float" office:value="1">
            <text:p>1</text:p>
          </table:table-cell>
          <table:table-cell office:value-type="float" office:value="1">
            <text:p>1</text:p>
          </table:table-cell>
          <table:table-cell/>
          <table:table-cell office:value-type="float" office:value="0.2">
            <text:p>0.2</text:p>
          </table:table-cell>
          <table:table-cell table:formula="oooc:=[.G43]*[.H43]" office:value-type="float" office:value="1">
            <text:p>1</text:p>
          </table:table-cell>
          <table:table-cell table:number-columns-repeated="6"/>
        </table:table-row>
        <table:table-row table:style-name="ro3">
          <table:table-cell table:style-name="ce2" office:value-type="string">
            <text:p>TR.01.09</text:p>
          </table:table-cell>
          <table:table-cell table:style-name="ce5" office:value-type="string">
            <text:p>UDG (User Defined Generator): Bloques especializados definidos por el usuario que realizan modificaciones completamente arbitrarias sobre un modelo BSR o una extensión. Hacer ejemplos y documentar (Pendiente) </text:p>
          </table:table-cell>
          <table:table-cell table:formula="oooc:=ISNUMBER(FIND(&quot;Pendiente&quot;;[.B44]))" office:value-type="boolean" office:boolean-value="true">
            <text:p>TRUE</text:p>
          </table:table-cell>
          <table:table-cell table:formula="oooc:=ISNUMBER(FIND(&quot;Hecho&quot;;[.B44]))" office:value-type="boolean" office:boolean-value="false">
            <text:p>FALSE</text:p>
          </table:table-cell>
          <table:table-cell table:style-name="ce5" table:formula="oooc:=IF([.D44];MID([.B44]; FIND(&quot;Hecho&quot;;[.B44])-1;1000);&quot;&quot;)">
            <text:p/>
          </table:table-cell>
          <table:table-cell table:style-name="ce8" table:formula="oooc:=ISNUMBER(FIND(&quot;%&quot;;[.E44]))" office:value-type="boolean" office:boolean-value="false">
            <text:p>FALSE</text:p>
          </table:table-cell>
          <table:table-cell table:formula="oooc:=IF(OR([.C44];[.F44]);1;0)" office:value-type="float" office:value="1">
            <text:p>1</text:p>
          </table:table-cell>
          <table:table-cell office:value-type="float" office:value="0">
            <text:p>0</text:p>
          </table:table-cell>
          <table:table-cell/>
          <table:table-cell office:value-type="float" office:value="0.1">
            <text:p>0.1</text:p>
          </table:table-cell>
          <table:table-cell table:formula="oooc:=[.G44]*[.H44]" office:value-type="float" office:value="0">
            <text:p>0</text:p>
          </table:table-cell>
          <table:table-cell table:number-columns-repeated="6"/>
        </table:table-row>
        <table:table-row table:style-name="ro2">
          <table:table-cell table:style-name="ce2" office:value-type="string">
            <text:p>TR.02</text:p>
          </table:table-cell>
          <table:table-cell table:style-name="ce5" office:value-type="string">
            <text:p>API's de definición de modelos </text:p>
          </table:table-cell>
          <table:table-cell table:formula="oooc:=ISNUMBER(FIND(&quot;Pendiente&quot;;[.B45]))" office:value-type="boolean" office:boolean-value="false">
            <text:p>FALSE</text:p>
          </table:table-cell>
          <table:table-cell table:formula="oooc:=ISNUMBER(FIND(&quot;Hecho&quot;;[.B45]))" office:value-type="boolean" office:boolean-value="false">
            <text:p>FALSE</text:p>
          </table:table-cell>
          <table:table-cell table:style-name="ce5" table:formula="oooc:=IF([.D45];MID([.B45]; FIND(&quot;Hecho&quot;;[.B45])-1;1000);&quot;&quot;)">
            <text:p/>
          </table:table-cell>
          <table:table-cell table:style-name="ce8" table:formula="oooc:=ISNUMBER(FIND(&quot;%&quot;;[.E45]))" office:value-type="boolean" office:boolean-value="false">
            <text:p>FALSE</text:p>
          </table:table-cell>
          <table:table-cell table:formula="oooc:=IF(OR([.C45];[.F45]);1;0)" office:value-type="float" office:value="0">
            <text:p>0</text:p>
          </table:table-cell>
          <table:table-cell/>
          <table:table-cell table:number-columns-repeated="2"/>
          <table:table-cell table:formula="oooc:=[.G45]*[.H45]" office:value-type="float" office:value="0">
            <text:p>0</text:p>
          </table:table-cell>
          <table:table-cell table:number-columns-repeated="6"/>
        </table:table-row>
        <table:table-row table:style-name="ro4">
          <table:table-cell table:style-name="ce2" office:value-type="string">
            <text:p>TR.02.01</text:p>
          </table:table-cell>
          <table:table-cell table:style-name="ce6" office:value-type="string">
            <text:p>Crear un formato ASCII sintácticamente reconocible capaz de representar los bloques anteriormente descritos con las siguientes características </text:p>
          </table:table-cell>
          <table:table-cell table:formula="oooc:=ISNUMBER(FIND(&quot;Pendiente&quot;;[.B46]))" office:value-type="boolean" office:boolean-value="false">
            <text:p>FALSE</text:p>
          </table:table-cell>
          <table:table-cell table:formula="oooc:=ISNUMBER(FIND(&quot;Hecho&quot;;[.B46]))" office:value-type="boolean" office:boolean-value="false">
            <text:p>FALSE</text:p>
          </table:table-cell>
          <table:table-cell table:style-name="ce6" table:formula="oooc:=IF([.D46];MID([.B46]; FIND(&quot;Hecho&quot;;[.B46])-1;1000);&quot;&quot;)">
            <text:p/>
          </table:table-cell>
          <table:table-cell table:style-name="ce8" table:formula="oooc:=ISNUMBER(FIND(&quot;%&quot;;[.E46]))" office:value-type="boolean" office:boolean-value="false">
            <text:p>FALSE</text:p>
          </table:table-cell>
          <table:table-cell table:formula="oooc:=IF(OR([.C46];[.F46]);1;0)" office:value-type="float" office:value="0">
            <text:p>0</text:p>
          </table:table-cell>
          <table:table-cell/>
          <table:table-cell table:number-columns-repeated="2"/>
          <table:table-cell table:formula="oooc:=[.G46]*[.H46]" office:value-type="float" office:value="0">
            <text:p>0</text:p>
          </table:table-cell>
          <table:table-cell table:number-columns-repeated="6"/>
        </table:table-row>
        <table:table-row table:style-name="ro4">
          <table:table-cell table:style-name="ce2" office:value-type="string">
            <text:p>TR.02.01.01</text:p>
          </table:table-cell>
          <table:table-cell table:style-name="ce6" office:value-type="string">
            <text:p>Admitir una sintáxis lo más próxima que sea posible a la expresión matemática del problema (Hecho) </text:p>
          </table:table-cell>
          <table:table-cell table:formula="oooc:=ISNUMBER(FIND(&quot;Pendiente&quot;;[.B47]))" office:value-type="boolean" office:boolean-value="false">
            <text:p>FALSE</text:p>
          </table:table-cell>
          <table:table-cell table:formula="oooc:=ISNUMBER(FIND(&quot;Hecho&quot;;[.B47]))" office:value-type="boolean" office:boolean-value="true">
            <text:p>TRUE</text:p>
          </table:table-cell>
          <table:table-cell table:style-name="ce6" table:formula="oooc:=IF([.D47];MID([.B47]; FIND(&quot;Hecho&quot;;[.B47])-1;1000);&quot;&quot;)" office:value-type="string" office:string-value="(Hecho) ">
            <text:p>(Hecho) </text:p>
          </table:table-cell>
          <table:table-cell table:style-name="ce8" table:formula="oooc:=ISNUMBER(FIND(&quot;%&quot;;[.E47]))" office:value-type="boolean" office:boolean-value="false">
            <text:p>FALSE</text:p>
          </table:table-cell>
          <table:table-cell table:formula="oooc:=IF(OR([.C47];[.F47]);1;0)" office:value-type="float" office:value="0">
            <text:p>0</text:p>
          </table:table-cell>
          <table:table-cell/>
          <table:table-cell table:number-columns-repeated="2"/>
          <table:table-cell table:formula="oooc:=[.G47]*[.H47]" office:value-type="float" office:value="0">
            <text:p>0</text:p>
          </table:table-cell>
          <table:table-cell table:number-columns-repeated="6"/>
        </table:table-row>
        <table:table-row table:style-name="ro2">
          <table:table-cell table:style-name="ce2" office:value-type="string">
            <text:p>TR.02.01.02</text:p>
          </table:table-cell>
          <table:table-cell table:style-name="ce6" office:value-type="string">
            <text:p>Usar un reconocedor (parser) estándar facilmente programable y flexible (<text:a xlink:href="http://spirit.sourceforge.net/">Boost Spirit</text:a>) (Hecho) </text:p>
          </table:table-cell>
          <table:table-cell table:formula="oooc:=ISNUMBER(FIND(&quot;Pendiente&quot;;[.B48]))" office:value-type="boolean" office:boolean-value="false">
            <text:p>FALSE</text:p>
          </table:table-cell>
          <table:table-cell table:formula="oooc:=ISNUMBER(FIND(&quot;Hecho&quot;;[.B48]))" office:value-type="boolean" office:boolean-value="true">
            <text:p>TRUE</text:p>
          </table:table-cell>
          <table:table-cell table:style-name="ce6" table:formula="oooc:=IF([.D48];MID([.B48]; FIND(&quot;Hecho&quot;;[.B48])-1;1000);&quot;&quot;)" office:value-type="string" office:string-value="(Hecho) ">
            <text:p>(Hecho) </text:p>
          </table:table-cell>
          <table:table-cell table:style-name="ce8" table:formula="oooc:=ISNUMBER(FIND(&quot;%&quot;;[.E48]))" office:value-type="boolean" office:boolean-value="false">
            <text:p>FALSE</text:p>
          </table:table-cell>
          <table:table-cell table:formula="oooc:=IF(OR([.C48];[.F48]);1;0)" office:value-type="float" office:value="0">
            <text:p>0</text:p>
          </table:table-cell>
          <table:table-cell/>
          <table:table-cell table:number-columns-repeated="2"/>
          <table:table-cell table:formula="oooc:=[.G48]*[.H48]" office:value-type="float" office:value="0">
            <text:p>0</text:p>
          </table:table-cell>
          <table:table-cell table:number-columns-repeated="6"/>
        </table:table-row>
        <table:table-row table:style-name="ro3">
          <table:table-cell table:style-name="ce2" office:value-type="string">
            <text:p>TR.02.01.03</text:p>
          </table:table-cell>
          <table:table-cell table:style-name="ce6"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B49]))" office:value-type="boolean" office:boolean-value="false">
            <text:p>FALSE</text:p>
          </table:table-cell>
          <table:table-cell table:formula="oooc:=ISNUMBER(FIND(&quot;Hecho&quot;;[.B49]))" office:value-type="boolean" office:boolean-value="true">
            <text:p>TRUE</text:p>
          </table:table-cell>
          <table:table-cell table:style-name="ce6" table:formula="oooc:=IF([.D49];MID([.B49]; FIND(&quot;Hecho&quot;;[.B49])-1;1000);&quot;&quot;)" office:value-type="string" office:string-value="(Hecho) ">
            <text:p>(Hecho) </text:p>
          </table:table-cell>
          <table:table-cell table:style-name="ce8" table:formula="oooc:=ISNUMBER(FIND(&quot;%&quot;;[.E49]))" office:value-type="boolean" office:boolean-value="false">
            <text:p>FALSE</text:p>
          </table:table-cell>
          <table:table-cell table:formula="oooc:=IF(OR([.C49];[.F49]);1;0)" office:value-type="float" office:value="0">
            <text:p>0</text:p>
          </table:table-cell>
          <table:table-cell/>
          <table:table-cell table:number-columns-repeated="2"/>
          <table:table-cell table:formula="oooc:=[.G49]*[.H49]" office:value-type="float" office:value="0">
            <text:p>0</text:p>
          </table:table-cell>
          <table:table-cell table:number-columns-repeated="6"/>
        </table:table-row>
        <table:table-row table:style-name="ro4">
          <table:table-cell table:style-name="ce2" office:value-type="string">
            <text:p>TR.02.01.04</text:p>
          </table:table-cell>
          <table:table-cell table:style-name="ce6" office:value-type="string">
            <text:p>Que sea capaz de generar el código del problema en format <text:a xlink:href="http://wiki.localbayes.es/WinBugs">WinBugs</text:a> a efectos de comparación de resultados. (Pendiente) </text:p>
          </table:table-cell>
          <table:table-cell table:formula="oooc:=ISNUMBER(FIND(&quot;Pendiente&quot;;[.B50]))" office:value-type="boolean" office:boolean-value="true">
            <text:p>TRUE</text:p>
          </table:table-cell>
          <table:table-cell table:formula="oooc:=ISNUMBER(FIND(&quot;Hecho&quot;;[.B50]))" office:value-type="boolean" office:boolean-value="false">
            <text:p>FALSE</text:p>
          </table:table-cell>
          <table:table-cell table:style-name="ce6" table:formula="oooc:=IF([.D50];MID([.B50]; FIND(&quot;Hecho&quot;;[.B50])-1;1000);&quot;&quot;)">
            <text:p/>
          </table:table-cell>
          <table:table-cell table:style-name="ce8" table:formula="oooc:=ISNUMBER(FIND(&quot;%&quot;;[.E50]))" office:value-type="boolean" office:boolean-value="false">
            <text:p>FALSE</text:p>
          </table:table-cell>
          <table:table-cell table:formula="oooc:=IF(OR([.C50];[.F50]);1;0)" office:value-type="float" office:value="1">
            <text:p>1</text:p>
          </table:table-cell>
          <table:table-cell office:value-type="float" office:value="5">
            <text:p>5</text:p>
          </table:table-cell>
          <table:table-cell/>
          <table:table-cell office:value-type="float" office:value="0.2">
            <text:p>0.2</text:p>
          </table:table-cell>
          <table:table-cell table:formula="oooc:=[.G50]*[.H50]" office:value-type="float" office:value="5">
            <text:p>5</text:p>
          </table:table-cell>
          <table:table-cell table:number-columns-repeated="6"/>
        </table:table-row>
        <table:table-row table:style-name="ro3">
          <table:table-cell table:style-name="ce2" office:value-type="string">
            <text:p>TR.02.01.05</text:p>
          </table:table-cell>
          <table:table-cell table:style-name="ce6" office:value-type="string">
            <text:p>Debe haber una forma eficiente de tratar bloques densos sin escribir explícitamente las ecuaciones de la regresión, sino que se pueda explicitar las matrices de output e input (pendiente)</text:p>
          </table:table-cell>
          <table:table-cell table:formula="oooc:=ISNUMBER(FIND(&quot;Pendiente&quot;;[.B51]))" office:value-type="boolean" office:boolean-value="false">
            <text:p>FALSE</text:p>
          </table:table-cell>
          <table:table-cell table:formula="oooc:=ISNUMBER(FIND(&quot;Hecho&quot;;[.B51]))" office:value-type="boolean" office:boolean-value="false">
            <text:p>FALSE</text:p>
          </table:table-cell>
          <table:table-cell table:style-name="ce6" table:formula="oooc:=IF([.D51];MID([.B51]; FIND(&quot;Hecho&quot;;[.B51])-1;1000);&quot;&quot;)">
            <text:p/>
          </table:table-cell>
          <table:table-cell table:style-name="ce8" table:formula="oooc:=ISNUMBER(FIND(&quot;%&quot;;[.E51]))" office:value-type="boolean" office:boolean-value="false">
            <text:p>FALSE</text:p>
          </table:table-cell>
          <table:table-cell table:formula="oooc:=IF(OR([.C51];[.F51]);1;0)" office:value-type="float" office:value="0">
            <text:p>0</text:p>
          </table:table-cell>
          <table:table-cell office:value-type="float" office:value="2">
            <text:p>2</text:p>
          </table:table-cell>
          <table:table-cell/>
          <table:table-cell office:value-type="float" office:value="0.8">
            <text:p>0.8</text:p>
          </table:table-cell>
          <table:table-cell table:formula="oooc:=[.G51]*[.H51]" office:value-type="float" office:value="0">
            <text:p>0</text:p>
          </table:table-cell>
          <table:table-cell table:number-columns-repeated="6"/>
        </table:table-row>
        <table:table-row table:style-name="ro2">
          <table:table-cell table:style-name="ce2" office:value-type="string">
            <text:p>TR.02.02</text:p>
          </table:table-cell>
          <table:table-cell table:style-name="ce6" office:value-type="string">
            <text:p>API virtual de importación genérica de modelos a BSR (Hecho Bsr::Import) </text:p>
          </table:table-cell>
          <table:table-cell table:formula="oooc:=ISNUMBER(FIND(&quot;Pendiente&quot;;[.B52]))" office:value-type="boolean" office:boolean-value="false">
            <text:p>FALSE</text:p>
          </table:table-cell>
          <table:table-cell table:formula="oooc:=ISNUMBER(FIND(&quot;Hecho&quot;;[.B52]))" office:value-type="boolean" office:boolean-value="true">
            <text:p>TRUE</text:p>
          </table:table-cell>
          <table:table-cell table:style-name="ce6" table:formula="oooc:=IF([.D52];MID([.B52]; FIND(&quot;Hecho&quot;;[.B52])-1;1000);&quot;&quot;)" office:value-type="string" office:string-value="(Hecho Bsr::Import) ">
            <text:p>(Hecho Bsr::Import) </text:p>
          </table:table-cell>
          <table:table-cell table:style-name="ce8" table:formula="oooc:=ISNUMBER(FIND(&quot;%&quot;;[.E52]))" office:value-type="boolean" office:boolean-value="false">
            <text:p>FALSE</text:p>
          </table:table-cell>
          <table:table-cell table:formula="oooc:=IF(OR([.C52];[.F52]);1;0)" office:value-type="float" office:value="0">
            <text:p>0</text:p>
          </table:table-cell>
          <table:table-cell/>
          <table:table-cell table:number-columns-repeated="2"/>
          <table:table-cell table:formula="oooc:=[.G52]*[.H52]" office:value-type="float" office:value="0">
            <text:p>0</text:p>
          </table:table-cell>
          <table:table-cell table:number-columns-repeated="6"/>
        </table:table-row>
        <table:table-row table:style-name="ro4">
          <table:table-cell table:style-name="ce2" office:value-type="string">
            <text:p>TR.02.03</text:p>
          </table:table-cell>
          <table:table-cell table:style-name="ce6" office:value-type="string">
            <text:p>API específica dl caso <text:a xlink:href="http://wiki.localbayes.es/BsrHlm">BsrHlm</text:a> con almacenamiento del modelo en base de datos (Hecho Bsr::<text:a xlink:href="http://wiki.localbayes.es/DynHlm">DynHlm</text:a>) </text:p>
          </table:table-cell>
          <table:table-cell table:formula="oooc:=ISNUMBER(FIND(&quot;Pendiente&quot;;[.B53]))" office:value-type="boolean" office:boolean-value="false">
            <text:p>FALSE</text:p>
          </table:table-cell>
          <table:table-cell table:formula="oooc:=ISNUMBER(FIND(&quot;Hecho&quot;;[.B53]))" office:value-type="boolean" office:boolean-value="true">
            <text:p>TRUE</text:p>
          </table:table-cell>
          <table:table-cell table:style-name="ce6" table:formula="oooc:=IF([.D53];MID([.B53]; FIND(&quot;Hecho&quot;;[.B53])-1;1000);&quot;&quot;)" office:value-type="string" office:string-value="(Hecho Bsr::DynHlm) ">
            <text:p>(Hecho Bsr::DynHlm) </text:p>
          </table:table-cell>
          <table:table-cell table:style-name="ce8" table:formula="oooc:=ISNUMBER(FIND(&quot;%&quot;;[.E53]))" office:value-type="boolean" office:boolean-value="false">
            <text:p>FALSE</text:p>
          </table:table-cell>
          <table:table-cell table:formula="oooc:=IF(OR([.C53];[.F53]);1;0)" office:value-type="float" office:value="0">
            <text:p>0</text:p>
          </table:table-cell>
          <table:table-cell/>
          <table:table-cell table:number-columns-repeated="2"/>
          <table:table-cell table:formula="oooc:=[.G53]*[.H53]" office:value-type="float" office:value="0">
            <text:p>0</text:p>
          </table:table-cell>
          <table:table-cell table:number-columns-repeated="6"/>
        </table:table-row>
        <table:table-row table:style-name="ro2">
          <table:table-cell table:style-name="ce2" office:value-type="string">
            <text:p>TR.02.01</text:p>
          </table:table-cell>
          <table:table-cell table:style-name="ce6" office:value-type="string">
            <text:p>Nodos observacionales sobre series temporales (Hecho) </text:p>
          </table:table-cell>
          <table:table-cell table:formula="oooc:=ISNUMBER(FIND(&quot;Pendiente&quot;;[.B54]))" office:value-type="boolean" office:boolean-value="false">
            <text:p>FALSE</text:p>
          </table:table-cell>
          <table:table-cell table:formula="oooc:=ISNUMBER(FIND(&quot;Hecho&quot;;[.B54]))" office:value-type="boolean" office:boolean-value="true">
            <text:p>TRUE</text:p>
          </table:table-cell>
          <table:table-cell table:style-name="ce6" table:formula="oooc:=IF([.D54];MID([.B54]; FIND(&quot;Hecho&quot;;[.B54])-1;1000);&quot;&quot;)" office:value-type="string" office:string-value="(Hecho) ">
            <text:p>(Hecho) </text:p>
          </table:table-cell>
          <table:table-cell table:style-name="ce8" table:formula="oooc:=ISNUMBER(FIND(&quot;%&quot;;[.E54]))" office:value-type="boolean" office:boolean-value="false">
            <text:p>FALSE</text:p>
          </table:table-cell>
          <table:table-cell table:formula="oooc:=IF(OR([.C54];[.F54]);1;0)" office:value-type="float" office:value="0">
            <text:p>0</text:p>
          </table:table-cell>
          <table:table-cell/>
          <table:table-cell table:number-columns-repeated="2"/>
          <table:table-cell table:formula="oooc:=[.G54]*[.H54]" office:value-type="float" office:value="0">
            <text:p>0</text:p>
          </table:table-cell>
          <table:table-cell table:number-columns-repeated="6"/>
        </table:table-row>
        <table:table-row table:style-name="ro2">
          <table:table-cell table:style-name="ce2" office:value-type="string">
            <text:p>TR.02.02</text:p>
          </table:table-cell>
          <table:table-cell table:style-name="ce6" office:value-type="string">
            <text:p>Nodos observacionales sobre matrices (Pendiente) </text:p>
          </table:table-cell>
          <table:table-cell table:formula="oooc:=ISNUMBER(FIND(&quot;Pendiente&quot;;[.B55]))" office:value-type="boolean" office:boolean-value="true">
            <text:p>TRUE</text:p>
          </table:table-cell>
          <table:table-cell table:formula="oooc:=ISNUMBER(FIND(&quot;Hecho&quot;;[.B55]))" office:value-type="boolean" office:boolean-value="false">
            <text:p>FALSE</text:p>
          </table:table-cell>
          <table:table-cell table:style-name="ce6" table:formula="oooc:=IF([.D55];MID([.B55]; FIND(&quot;Hecho&quot;;[.B55])-1;1000);&quot;&quot;)">
            <text:p/>
          </table:table-cell>
          <table:table-cell table:style-name="ce8" table:formula="oooc:=ISNUMBER(FIND(&quot;%&quot;;[.E55]))" office:value-type="boolean" office:boolean-value="false">
            <text:p>FALSE</text:p>
          </table:table-cell>
          <table:table-cell table:formula="oooc:=IF(OR([.C55];[.F55]);1;0)" office:value-type="float" office:value="1">
            <text:p>1</text:p>
          </table:table-cell>
          <table:table-cell office:value-type="float" office:value="2">
            <text:p>2</text:p>
          </table:table-cell>
          <table:table-cell/>
          <table:table-cell office:value-type="float" office:value="1">
            <text:p>1</text:p>
          </table:table-cell>
          <table:table-cell table:formula="oooc:=[.G55]*[.H55]" office:value-type="float" office:value="2">
            <text:p>2</text:p>
          </table:table-cell>
          <table:table-cell office:value-type="string">
            <text:p>vdebuen</text:p>
          </table:table-cell>
          <table:table-cell table:number-columns-repeated="5"/>
        </table:table-row>
        <table:table-row table:style-name="ro2">
          <table:table-cell table:style-name="ce2" office:value-type="string">
            <text:p>TR.02.03</text:p>
          </table:table-cell>
          <table:table-cell table:style-name="ce6" office:value-type="string">
            <text:p>Nodos jerárquicos, latentes y a priori, con output combinado (Hecho) </text:p>
          </table:table-cell>
          <table:table-cell table:formula="oooc:=ISNUMBER(FIND(&quot;Pendiente&quot;;[.B56]))" office:value-type="boolean" office:boolean-value="false">
            <text:p>FALSE</text:p>
          </table:table-cell>
          <table:table-cell table:formula="oooc:=ISNUMBER(FIND(&quot;Hecho&quot;;[.B56]))" office:value-type="boolean" office:boolean-value="true">
            <text:p>TRUE</text:p>
          </table:table-cell>
          <table:table-cell table:style-name="ce6" table:formula="oooc:=IF([.D56];MID([.B56]; FIND(&quot;Hecho&quot;;[.B56])-1;1000);&quot;&quot;)" office:value-type="string" office:string-value="(Hecho) ">
            <text:p>(Hecho) </text:p>
          </table:table-cell>
          <table:table-cell table:style-name="ce8" table:formula="oooc:=ISNUMBER(FIND(&quot;%&quot;;[.E56]))" office:value-type="boolean" office:boolean-value="false">
            <text:p>FALSE</text:p>
          </table:table-cell>
          <table:table-cell table:formula="oooc:=IF(OR([.C56];[.F56]);1;0)" office:value-type="float" office:value="0">
            <text:p>0</text:p>
          </table:table-cell>
          <table:table-cell/>
          <table:table-cell table:number-columns-repeated="2"/>
          <table:table-cell table:formula="oooc:=[.G56]*[.H56]" office:value-type="float" office:value="0">
            <text:p>0</text:p>
          </table:table-cell>
          <table:table-cell table:number-columns-repeated="6"/>
        </table:table-row>
        <table:table-row table:style-name="ro4">
          <table:table-cell table:style-name="ce2" office:value-type="string">
            <text:p>TR.02.04</text:p>
          </table:table-cell>
          <table:table-cell table:style-name="ce6" office:value-type="string">
            <text:p>Nodos de red bayesiana, es decir, relaciones lineales arbitrarias entre variables de cualquier nodo (Pendiente) </text:p>
          </table:table-cell>
          <table:table-cell table:formula="oooc:=ISNUMBER(FIND(&quot;Pendiente&quot;;[.B57]))" office:value-type="boolean" office:boolean-value="true">
            <text:p>TRUE</text:p>
          </table:table-cell>
          <table:table-cell table:formula="oooc:=ISNUMBER(FIND(&quot;Hecho&quot;;[.B57]))" office:value-type="boolean" office:boolean-value="false">
            <text:p>FALSE</text:p>
          </table:table-cell>
          <table:table-cell table:style-name="ce6" table:formula="oooc:=IF([.D57];MID([.B57]; FIND(&quot;Hecho&quot;;[.B57])-1;1000);&quot;&quot;)">
            <text:p/>
          </table:table-cell>
          <table:table-cell table:style-name="ce8" table:formula="oooc:=ISNUMBER(FIND(&quot;%&quot;;[.E57]))" office:value-type="boolean" office:boolean-value="false">
            <text:p>FALSE</text:p>
          </table:table-cell>
          <table:table-cell table:formula="oooc:=IF(OR([.C57];[.F57]);1;0)" office:value-type="float" office:value="1">
            <text:p>1</text:p>
          </table:table-cell>
          <table:table-cell office:value-type="float" office:value="3">
            <text:p>3</text:p>
          </table:table-cell>
          <table:table-cell/>
          <table:table-cell office:value-type="float" office:value="0.5">
            <text:p>0.5</text:p>
          </table:table-cell>
          <table:table-cell table:formula="oooc:=[.G57]*[.H57]" office:value-type="float" office:value="3">
            <text:p>3</text:p>
          </table:table-cell>
          <table:table-cell table:number-columns-repeated="6"/>
        </table:table-row>
        <table:table-row table:style-name="ro2">
          <table:table-cell table:style-name="ce2" office:value-type="string">
            <text:p>TR.02.05</text:p>
          </table:table-cell>
          <table:table-cell table:style-name="ce6" office:value-type="string">
            <text:p>Restricciones lineales de intervalo (Hecho) </text:p>
          </table:table-cell>
          <table:table-cell table:formula="oooc:=ISNUMBER(FIND(&quot;Pendiente&quot;;[.B58]))" office:value-type="boolean" office:boolean-value="false">
            <text:p>FALSE</text:p>
          </table:table-cell>
          <table:table-cell table:formula="oooc:=ISNUMBER(FIND(&quot;Hecho&quot;;[.B58]))" office:value-type="boolean" office:boolean-value="true">
            <text:p>TRUE</text:p>
          </table:table-cell>
          <table:table-cell table:style-name="ce6" table:formula="oooc:=IF([.D58];MID([.B58]; FIND(&quot;Hecho&quot;;[.B58])-1;1000);&quot;&quot;)" office:value-type="string" office:string-value="(Hecho) ">
            <text:p>(Hecho) </text:p>
          </table:table-cell>
          <table:table-cell table:style-name="ce8" table:formula="oooc:=ISNUMBER(FIND(&quot;%&quot;;[.E58]))" office:value-type="boolean" office:boolean-value="false">
            <text:p>FALSE</text:p>
          </table:table-cell>
          <table:table-cell table:formula="oooc:=IF(OR([.C58];[.F58]);1;0)" office:value-type="float" office:value="0">
            <text:p>0</text:p>
          </table:table-cell>
          <table:table-cell/>
          <table:table-cell table:number-columns-repeated="2"/>
          <table:table-cell table:formula="oooc:=[.G58]*[.H58]" office:value-type="float" office:value="0">
            <text:p>0</text:p>
          </table:table-cell>
          <table:table-cell table:number-columns-repeated="6"/>
        </table:table-row>
        <table:table-row table:style-name="ro2">
          <table:table-cell table:style-name="ce2" office:value-type="string">
            <text:p>TR.02.06</text:p>
          </table:table-cell>
          <table:table-cell table:style-name="ce6" office:value-type="string">
            <text:p>Restricciones lineales de orden (Hecho) </text:p>
          </table:table-cell>
          <table:table-cell table:formula="oooc:=ISNUMBER(FIND(&quot;Pendiente&quot;;[.B59]))" office:value-type="boolean" office:boolean-value="false">
            <text:p>FALSE</text:p>
          </table:table-cell>
          <table:table-cell table:formula="oooc:=ISNUMBER(FIND(&quot;Hecho&quot;;[.B59]))" office:value-type="boolean" office:boolean-value="true">
            <text:p>TRUE</text:p>
          </table:table-cell>
          <table:table-cell table:style-name="ce6" table:formula="oooc:=IF([.D59];MID([.B59]; FIND(&quot;Hecho&quot;;[.B59])-1;1000);&quot;&quot;)" office:value-type="string" office:string-value="(Hecho) ">
            <text:p>(Hecho) </text:p>
          </table:table-cell>
          <table:table-cell table:style-name="ce8" table:formula="oooc:=ISNUMBER(FIND(&quot;%&quot;;[.E59]))" office:value-type="boolean" office:boolean-value="false">
            <text:p>FALSE</text:p>
          </table:table-cell>
          <table:table-cell table:formula="oooc:=IF(OR([.C59];[.F59]);1;0)" office:value-type="float" office:value="0">
            <text:p>0</text:p>
          </table:table-cell>
          <table:table-cell/>
          <table:table-cell table:number-columns-repeated="2"/>
          <table:table-cell table:formula="oooc:=[.G59]*[.H59]" office:value-type="float" office:value="0">
            <text:p>0</text:p>
          </table:table-cell>
          <table:table-cell table:number-columns-repeated="6"/>
        </table:table-row>
        <table:table-row table:style-name="ro2">
          <table:table-cell table:style-name="ce2" office:value-type="string">
            <text:p>TR.02.07</text:p>
          </table:table-cell>
          <table:table-cell table:style-name="ce6" office:value-type="string">
            <text:p>Restricciones lineales arbitrarias (Hecho) </text:p>
          </table:table-cell>
          <table:table-cell table:formula="oooc:=ISNUMBER(FIND(&quot;Pendiente&quot;;[.B60]))" office:value-type="boolean" office:boolean-value="false">
            <text:p>FALSE</text:p>
          </table:table-cell>
          <table:table-cell table:formula="oooc:=ISNUMBER(FIND(&quot;Hecho&quot;;[.B60]))" office:value-type="boolean" office:boolean-value="true">
            <text:p>TRUE</text:p>
          </table:table-cell>
          <table:table-cell table:style-name="ce6" table:formula="oooc:=IF([.D60];MID([.B60]; FIND(&quot;Hecho&quot;;[.B60])-1;1000);&quot;&quot;)" office:value-type="string" office:string-value="(Hecho) ">
            <text:p>(Hecho) </text:p>
          </table:table-cell>
          <table:table-cell table:style-name="ce8" table:formula="oooc:=ISNUMBER(FIND(&quot;%&quot;;[.E60]))" office:value-type="boolean" office:boolean-value="false">
            <text:p>FALSE</text:p>
          </table:table-cell>
          <table:table-cell table:formula="oooc:=IF(OR([.C60];[.F60]);1;0)" office:value-type="float" office:value="0">
            <text:p>0</text:p>
          </table:table-cell>
          <table:table-cell office:value-type="float" office:value="0.5">
            <text:p>0.5</text:p>
          </table:table-cell>
          <table:table-cell table:number-columns-repeated="2"/>
          <table:table-cell table:formula="oooc:=[.G60]*[.H60]" office:value-type="float" office:value="0">
            <text:p>0</text:p>
          </table:table-cell>
          <table:table-cell table:number-columns-repeated="6"/>
        </table:table-row>
        <table:table-row table:style-name="ro2">
          <table:table-cell table:style-name="ce2" office:value-type="string">
            <text:p>TR.02.08</text:p>
          </table:table-cell>
          <table:table-cell table:style-name="ce6" office:value-type="string">
            <text:p>Permitir fijar la varianza de los nodos observacionales <text:s/>(Hecho)</text:p>
          </table:table-cell>
          <table:table-cell table:formula="oooc:=ISNUMBER(FIND(&quot;Pendiente&quot;;[.B61]))" office:value-type="boolean" office:boolean-value="false">
            <text:p>FALSE</text:p>
          </table:table-cell>
          <table:table-cell table:formula="oooc:=ISNUMBER(FIND(&quot;Hecho&quot;;[.B61]))" office:value-type="boolean" office:boolean-value="true">
            <text:p>TRUE</text:p>
          </table:table-cell>
          <table:table-cell table:style-name="ce6" table:formula="oooc:=IF([.D61];MID([.B61]; FIND(&quot;Hecho&quot;;[.B61])-1;1000);&quot;&quot;)" office:value-type="string" office:string-value="(Hecho)">
            <text:p>(Hecho)</text:p>
          </table:table-cell>
          <table:table-cell table:style-name="ce8" table:formula="oooc:=ISNUMBER(FIND(&quot;%&quot;;[.E61]))" office:value-type="boolean" office:boolean-value="false">
            <text:p>FALSE</text:p>
          </table:table-cell>
          <table:table-cell table:formula="oooc:=IF(OR([.C61];[.F61]);1;0)" office:value-type="float" office:value="0">
            <text:p>0</text:p>
          </table:table-cell>
          <table:table-cell office:value-type="float" office:value="0.5">
            <text:p>0.5</text:p>
          </table:table-cell>
          <table:table-cell table:number-columns-repeated="9"/>
        </table:table-row>
        <table:table-row table:style-name="ro2">
          <table:table-cell table:style-name="ce2" office:value-type="string">
            <text:p>TR.02.09</text:p>
          </table:table-cell>
          <table:table-cell table:style-name="ce6" office:value-type="string">
            <text:p>Tablas simplificadas para nodos latentes y a priori homogéneos (Pendiente) </text:p>
          </table:table-cell>
          <table:table-cell table:formula="oooc:=ISNUMBER(FIND(&quot;Pendiente&quot;;[.B62]))" office:value-type="boolean" office:boolean-value="true">
            <text:p>TRUE</text:p>
          </table:table-cell>
          <table:table-cell table:formula="oooc:=ISNUMBER(FIND(&quot;Hecho&quot;;[.B62]))" office:value-type="boolean" office:boolean-value="false">
            <text:p>FALSE</text:p>
          </table:table-cell>
          <table:table-cell table:style-name="ce6" table:formula="oooc:=IF([.D62];MID([.B62]; FIND(&quot;Hecho&quot;;[.B62])-1;1000);&quot;&quot;)">
            <text:p/>
          </table:table-cell>
          <table:table-cell table:style-name="ce8" table:formula="oooc:=ISNUMBER(FIND(&quot;%&quot;;[.E62]))" office:value-type="boolean" office:boolean-value="false">
            <text:p>FALSE</text:p>
          </table:table-cell>
          <table:table-cell table:formula="oooc:=IF(OR([.C62];[.F62]);1;0)" office:value-type="float" office:value="1">
            <text:p>1</text:p>
          </table:table-cell>
          <table:table-cell office:value-type="float" office:value="3">
            <text:p>3</text:p>
          </table:table-cell>
          <table:table-cell/>
          <table:table-cell office:value-type="float" office:value="1">
            <text:p>1</text:p>
          </table:table-cell>
          <table:table-cell table:formula="oooc:=[.G62]*[.H62]" office:value-type="float" office:value="3">
            <text:p>3</text:p>
          </table:table-cell>
          <table:table-cell office:value-type="string">
            <text:p>lramirez, mafernandez, cpaz, vdebuen</text:p>
          </table:table-cell>
          <table:table-cell table:number-columns-repeated="5"/>
        </table:table-row>
        <table:table-row table:style-name="ro7">
          <table:table-cell table:style-name="ce2" office:value-type="string">
            <text:p>TR.02.10</text:p>
          </table:table-cell>
          <table:table-cell table:style-name="ce6" office:value-type="string">
            <text:p>Parámetros lineales unificados entre nodos observacionales (Pendiente) </text:p>
          </table:table-cell>
          <table:table-cell table:number-columns-repeated="2"/>
          <table:table-cell table:style-name="ce6"/>
          <table:table-cell table:style-name="ce8"/>
          <table:table-cell table:number-columns-repeated="3"/>
          <table:table-cell office:value-type="float" office:value="0.7">
            <text:p>0.7</text:p>
          </table:table-cell>
          <table:table-cell table:number-columns-repeated="7"/>
        </table:table-row>
        <table:table-row table:style-name="ro4">
          <table:table-cell table:style-name="ce2" office:value-type="string">
            <text:p>TR.02.11</text:p>
          </table:table-cell>
          <table:table-cell table:style-name="ce6" office:value-type="string">
            <text:p>Omitidos unificados para variables input idénticas en distintos nodos observacionales (Pendiente) </text:p>
          </table:table-cell>
          <table:table-cell table:formula="oooc:=ISNUMBER(FIND(&quot;Pendiente&quot;;[.B64]))" office:value-type="boolean" office:boolean-value="true">
            <text:p>TRUE</text:p>
          </table:table-cell>
          <table:table-cell table:formula="oooc:=ISNUMBER(FIND(&quot;Hecho&quot;;[.B64]))" office:value-type="boolean" office:boolean-value="false">
            <text:p>FALSE</text:p>
          </table:table-cell>
          <table:table-cell table:style-name="ce6" table:formula="oooc:=IF([.D64];MID([.B64]; FIND(&quot;Hecho&quot;;[.B64])-1;1000);&quot;&quot;)">
            <text:p/>
          </table:table-cell>
          <table:table-cell table:style-name="ce8" table:formula="oooc:=ISNUMBER(FIND(&quot;%&quot;;[.E64]))" office:value-type="boolean" office:boolean-value="false">
            <text:p>FALSE</text:p>
          </table:table-cell>
          <table:table-cell table:formula="oooc:=IF(OR([.C64];[.F64]);1;0)" office:value-type="float" office:value="1">
            <text:p>1</text:p>
          </table:table-cell>
          <table:table-cell office:value-type="float" office:value="2">
            <text:p>2</text:p>
          </table:table-cell>
          <table:table-cell/>
          <table:table-cell office:value-type="float" office:value="0.7">
            <text:p>0.7</text:p>
          </table:table-cell>
          <table:table-cell table:formula="oooc:=[.G64]*[.H64]" office:value-type="float" office:value="2">
            <text:p>2</text:p>
          </table:table-cell>
          <table:table-cell table:number-columns-repeated="6"/>
        </table:table-row>
        <table:table-row table:style-name="ro2">
          <table:table-cell table:style-name="ce2" office:value-type="string">
            <text:p>TR.03</text:p>
          </table:table-cell>
          <table:table-cell table:style-name="ce5" office:value-type="string">
            <text:p>Diagnosis basada en tests de hipótesis sobre: </text:p>
          </table:table-cell>
          <table:table-cell table:formula="oooc:=ISNUMBER(FIND(&quot;Pendiente&quot;;[.B65]))" office:value-type="boolean" office:boolean-value="false">
            <text:p>FALSE</text:p>
          </table:table-cell>
          <table:table-cell table:formula="oooc:=ISNUMBER(FIND(&quot;Hecho&quot;;[.B65]))" office:value-type="boolean" office:boolean-value="false">
            <text:p>FALSE</text:p>
          </table:table-cell>
          <table:table-cell table:style-name="ce5" table:formula="oooc:=IF([.D65];MID([.B65]; FIND(&quot;Hecho&quot;;[.B65])-1;1000);&quot;&quot;)">
            <text:p/>
          </table:table-cell>
          <table:table-cell table:style-name="ce8" table:formula="oooc:=ISNUMBER(FIND(&quot;%&quot;;[.E65]))" office:value-type="boolean" office:boolean-value="false">
            <text:p>FALSE</text:p>
          </table:table-cell>
          <table:table-cell table:formula="oooc:=IF(OR([.C65];[.F65]);1;0)" office:value-type="float" office:value="0">
            <text:p>0</text:p>
          </table:table-cell>
          <table:table-cell/>
          <table:table-cell table:number-columns-repeated="2"/>
          <table:table-cell table:formula="oooc:=[.G65]*[.H65]" office:value-type="float" office:value="0">
            <text:p>0</text:p>
          </table:table-cell>
          <table:table-cell table:number-columns-repeated="6"/>
        </table:table-row>
        <table:table-row table:style-name="ro2">
          <table:table-cell table:style-name="ce2" office:value-type="string">
            <text:p>TR.03.01</text:p>
          </table:table-cell>
          <table:table-cell table:style-name="ce6" office:value-type="string">
            <text:p>Test de convergencia MCMC de Gelman con varias cadenas (Pendiente) </text:p>
          </table:table-cell>
          <table:table-cell table:formula="oooc:=ISNUMBER(FIND(&quot;Pendiente&quot;;[.B66]))" office:value-type="boolean" office:boolean-value="true">
            <text:p>TRUE</text:p>
          </table:table-cell>
          <table:table-cell table:formula="oooc:=ISNUMBER(FIND(&quot;Hecho&quot;;[.B66]))" office:value-type="boolean" office:boolean-value="false">
            <text:p>FALSE</text:p>
          </table:table-cell>
          <table:table-cell table:style-name="ce5" table:formula="oooc:=IF([.D66];MID([.B66]; FIND(&quot;Hecho&quot;;[.B66])-1;1000);&quot;&quot;)">
            <text:p/>
          </table:table-cell>
          <table:table-cell table:style-name="ce8" table:formula="oooc:=ISNUMBER(FIND(&quot;%&quot;;[.E66]))" office:value-type="boolean" office:boolean-value="false">
            <text:p>FALSE</text:p>
          </table:table-cell>
          <table:table-cell table:formula="oooc:=IF(OR([.C66];[.F66]);1;0)" office:value-type="float" office:value="1">
            <text:p>1</text:p>
          </table:table-cell>
          <table:table-cell office:value-type="float" office:value="5">
            <text:p>5</text:p>
          </table:table-cell>
          <table:table-cell/>
          <table:table-cell office:value-type="float" office:value="0.2">
            <text:p>0.2</text:p>
          </table:table-cell>
          <table:table-cell table:formula="oooc:=[.G66]*[.H66]" office:value-type="float" office:value="5">
            <text:p>5</text:p>
          </table:table-cell>
          <table:table-cell table:number-columns-repeated="6"/>
        </table:table-row>
        <table:table-row table:style-name="ro7">
          <table:table-cell table:style-name="ce2" office:value-type="string">
            <text:p>TR.03.02</text:p>
          </table:table-cell>
          <table:table-cell table:style-name="ce6" office:value-type="string">
            <text:p>Significación de hipótesis NULA <text:s/>(Hecho) </text:p>
          </table:table-cell>
          <table:table-cell table:number-columns-repeated="2"/>
          <table:table-cell table:style-name="ce5"/>
          <table:table-cell table:style-name="ce8"/>
          <table:table-cell table:number-columns-repeated="11"/>
        </table:table-row>
        <table:table-row table:style-name="ro7">
          <table:table-cell table:style-name="ce2" office:value-type="string">
            <text:p>TR.03.03</text:p>
          </table:table-cell>
          <table:table-cell table:style-name="ce6" office:value-type="string">
            <text:p>Batería de tests de significación adaptados a cada parámetro (Pendiente) </text:p>
          </table:table-cell>
          <table:table-cell table:number-columns-repeated="2"/>
          <table:table-cell table:style-name="ce5"/>
          <table:table-cell table:style-name="ce8"/>
          <table:table-cell table:number-columns-repeated="3"/>
          <table:table-cell office:value-type="float" office:value="0.7">
            <text:p>0.7</text:p>
          </table:table-cell>
          <table:table-cell table:number-columns-repeated="7"/>
        </table:table-row>
        <table:table-row table:style-name="ro2">
          <table:table-cell table:style-name="ce2" office:value-type="string">
            <text:p>TR.03.04</text:p>
          </table:table-cell>
          <table:table-cell table:style-name="ce6" office:value-type="string">
            <text:p>Correlación múltiple de parámetros (Pendiente) </text:p>
          </table:table-cell>
          <table:table-cell table:formula="oooc:=ISNUMBER(FIND(&quot;Pendiente&quot;;[.B69]))" office:value-type="boolean" office:boolean-value="true">
            <text:p>TRUE</text:p>
          </table:table-cell>
          <table:table-cell table:formula="oooc:=ISNUMBER(FIND(&quot;Hecho&quot;;[.B69]))" office:value-type="boolean" office:boolean-value="false">
            <text:p>FALSE</text:p>
          </table:table-cell>
          <table:table-cell table:style-name="ce6" table:formula="oooc:=IF([.D69];MID([.B69]; FIND(&quot;Hecho&quot;;[.B69])-1;1000);&quot;&quot;)">
            <text:p/>
          </table:table-cell>
          <table:table-cell table:style-name="ce8" table:formula="oooc:=ISNUMBER(FIND(&quot;%&quot;;[.E69]))" office:value-type="boolean" office:boolean-value="false">
            <text:p>FALSE</text:p>
          </table:table-cell>
          <table:table-cell table:formula="oooc:=IF(OR([.C69];[.F69]);1;0)" office:value-type="float" office:value="1">
            <text:p>1</text:p>
          </table:table-cell>
          <table:table-cell office:value-type="float" office:value="5">
            <text:p>5</text:p>
          </table:table-cell>
          <table:table-cell/>
          <table:table-cell office:value-type="float" office:value="0.4">
            <text:p>0.4</text:p>
          </table:table-cell>
          <table:table-cell table:formula="oooc:=[.G69]*[.H69]" office:value-type="float" office:value="5">
            <text:p>5</text:p>
          </table:table-cell>
          <table:table-cell table:number-columns-repeated="6"/>
        </table:table-row>
        <table:table-row table:style-name="ro2">
          <table:table-cell table:style-name="ce2" office:value-type="string">
            <text:p>TR.03.05</text:p>
          </table:table-cell>
          <table:table-cell table:style-name="ce6" office:value-type="string">
            <text:p>Normalidad, independencia y outliers de los residuos (Pendiente) </text:p>
          </table:table-cell>
          <table:table-cell table:formula="oooc:=ISNUMBER(FIND(&quot;Pendiente&quot;;[.B70]))" office:value-type="boolean" office:boolean-value="true">
            <text:p>TRUE</text:p>
          </table:table-cell>
          <table:table-cell table:formula="oooc:=ISNUMBER(FIND(&quot;Hecho&quot;;[.B70]))" office:value-type="boolean" office:boolean-value="false">
            <text:p>FALSE</text:p>
          </table:table-cell>
          <table:table-cell table:style-name="ce6" table:formula="oooc:=IF([.D70];MID([.B70]; FIND(&quot;Hecho&quot;;[.B70])-1;1000);&quot;&quot;)">
            <text:p/>
          </table:table-cell>
          <table:table-cell table:style-name="ce8" table:formula="oooc:=ISNUMBER(FIND(&quot;%&quot;;[.E70]))" office:value-type="boolean" office:boolean-value="false">
            <text:p>FALSE</text:p>
          </table:table-cell>
          <table:table-cell table:formula="oooc:=IF(OR([.C70];[.F70]);1;0)" office:value-type="float" office:value="1">
            <text:p>1</text:p>
          </table:table-cell>
          <table:table-cell office:value-type="float" office:value="5">
            <text:p>5</text:p>
          </table:table-cell>
          <table:table-cell/>
          <table:table-cell office:value-type="float" office:value="0.8">
            <text:p>0.8</text:p>
          </table:table-cell>
          <table:table-cell table:formula="oooc:=[.G70]*[.H70]" office:value-type="float" office:value="5">
            <text:p>5</text:p>
          </table:table-cell>
          <table:table-cell table:number-columns-repeated="6"/>
        </table:table-row>
        <table:table-row table:style-name="ro2">
          <table:table-cell table:style-name="ce2" office:value-type="string">
            <text:p>TR.04</text:p>
          </table:table-cell>
          <table:table-cell table:style-name="ce5" office:value-type="string">
            <text:p>Mantenimiento: </text:p>
          </table:table-cell>
          <table:table-cell table:formula="oooc:=ISNUMBER(FIND(&quot;Pendiente&quot;;[.B71]))" office:value-type="boolean" office:boolean-value="false">
            <text:p>FALSE</text:p>
          </table:table-cell>
          <table:table-cell table:formula="oooc:=ISNUMBER(FIND(&quot;Hecho&quot;;[.B71]))" office:value-type="boolean" office:boolean-value="false">
            <text:p>FALSE</text:p>
          </table:table-cell>
          <table:table-cell table:style-name="ce5" table:formula="oooc:=IF([.D71];MID([.B71]; FIND(&quot;Hecho&quot;;[.B71])-1;1000);&quot;&quot;)">
            <text:p/>
          </table:table-cell>
          <table:table-cell table:style-name="ce8" table:formula="oooc:=ISNUMBER(FIND(&quot;%&quot;;[.E71]))" office:value-type="boolean" office:boolean-value="false">
            <text:p>FALSE</text:p>
          </table:table-cell>
          <table:table-cell table:formula="oooc:=IF(OR([.C71];[.F71]);1;0)" office:value-type="float" office:value="0">
            <text:p>0</text:p>
          </table:table-cell>
          <table:table-cell/>
          <table:table-cell table:number-columns-repeated="2"/>
          <table:table-cell table:formula="oooc:=[.G71]*[.H71]" office:value-type="float" office:value="0">
            <text:p>0</text:p>
          </table:table-cell>
          <table:table-cell table:number-columns-repeated="6"/>
        </table:table-row>
        <table:table-row table:style-name="ro2">
          <table:table-cell table:style-name="ce2" office:value-type="string">
            <text:p>TR.04.01</text:p>
          </table:table-cell>
          <table:table-cell table:style-name="ce6" office:value-type="string">
            <text:p>Diagnosis autónoma de una cadena total o parcial, aunque esté aún en construcción (Hecho) </text:p>
          </table:table-cell>
          <table:table-cell table:formula="oooc:=ISNUMBER(FIND(&quot;Pendiente&quot;;[.B72]))" office:value-type="boolean" office:boolean-value="false">
            <text:p>FALSE</text:p>
          </table:table-cell>
          <table:table-cell table:formula="oooc:=ISNUMBER(FIND(&quot;Hecho&quot;;[.B72]))" office:value-type="boolean" office:boolean-value="true">
            <text:p>TRUE</text:p>
          </table:table-cell>
          <table:table-cell table:style-name="ce6" table:formula="oooc:=IF([.D72];MID([.B72]; FIND(&quot;Hecho&quot;;[.B72])-1;1000);&quot;&quot;)" office:value-type="string" office:string-value="(Hecho) ">
            <text:p>(Hecho) </text:p>
          </table:table-cell>
          <table:table-cell table:style-name="ce8" table:formula="oooc:=ISNUMBER(FIND(&quot;%&quot;;[.E72]))" office:value-type="boolean" office:boolean-value="false">
            <text:p>FALSE</text:p>
          </table:table-cell>
          <table:table-cell table:formula="oooc:=IF(OR([.C72];[.F72]);1;0)" office:value-type="float" office:value="0">
            <text:p>0</text:p>
          </table:table-cell>
          <table:table-cell/>
          <table:table-cell table:number-columns-repeated="2"/>
          <table:table-cell table:formula="oooc:=[.G72]*[.H72]" office:value-type="float" office:value="0">
            <text:p>0</text:p>
          </table:table-cell>
          <table:table-cell table:number-columns-repeated="6"/>
        </table:table-row>
        <table:table-row table:style-name="ro4">
          <table:table-cell table:style-name="ce2" office:value-type="string">
            <text:p>TR.04.02</text:p>
          </table:table-cell>
          <table:table-cell table:style-name="ce6" office:value-type="string">
            <text:p>Resume: Recuperación de cadenas abortadas por cualquier causa para su continuación (Hecho) </text:p>
          </table:table-cell>
          <table:table-cell table:formula="oooc:=ISNUMBER(FIND(&quot;Pendiente&quot;;[.B73]))" office:value-type="boolean" office:boolean-value="false">
            <text:p>FALSE</text:p>
          </table:table-cell>
          <table:table-cell table:formula="oooc:=ISNUMBER(FIND(&quot;Hecho&quot;;[.B73]))" office:value-type="boolean" office:boolean-value="true">
            <text:p>TRUE</text:p>
          </table:table-cell>
          <table:table-cell table:style-name="ce6" table:formula="oooc:=IF([.D73];MID([.B73]; FIND(&quot;Hecho&quot;;[.B73])-1;1000);&quot;&quot;)" office:value-type="string" office:string-value="(Hecho) ">
            <text:p>(Hecho) </text:p>
          </table:table-cell>
          <table:table-cell table:style-name="ce8" table:formula="oooc:=ISNUMBER(FIND(&quot;%&quot;;[.E73]))" office:value-type="boolean" office:boolean-value="false">
            <text:p>FALSE</text:p>
          </table:table-cell>
          <table:table-cell table:formula="oooc:=IF(OR([.C73];[.F73]);1;0)" office:value-type="float" office:value="0">
            <text:p>0</text:p>
          </table:table-cell>
          <table:table-cell/>
          <table:table-cell table:number-columns-repeated="2"/>
          <table:table-cell table:formula="oooc:=[.G73]*[.H73]" office:value-type="float" office:value="0">
            <text:p>0</text:p>
          </table:table-cell>
          <table:table-cell table:number-columns-repeated="6"/>
        </table:table-row>
        <table:table-row table:style-name="ro4">
          <table:table-cell table:style-name="ce2" office:value-type="string">
            <text:p>TR.04.03</text:p>
          </table:table-cell>
          <table:table-cell table:style-name="ce6" office:value-type="string">
            <text:p>Posibilidad de fijar o recargar parámetros simulados previamente para reestimación y previsión (Pendiente) </text:p>
          </table:table-cell>
          <table:table-cell table:formula="oooc:=ISNUMBER(FIND(&quot;Pendiente&quot;;[.B74]))" office:value-type="boolean" office:boolean-value="true">
            <text:p>TRUE</text:p>
          </table:table-cell>
          <table:table-cell table:formula="oooc:=ISNUMBER(FIND(&quot;Hecho&quot;;[.B74]))" office:value-type="boolean" office:boolean-value="false">
            <text:p>FALSE</text:p>
          </table:table-cell>
          <table:table-cell table:style-name="ce6" table:formula="oooc:=IF([.D74];MID([.B74]; FIND(&quot;Hecho&quot;;[.B74])-1;1000);&quot;&quot;)">
            <text:p/>
          </table:table-cell>
          <table:table-cell table:style-name="ce8" table:formula="oooc:=ISNUMBER(FIND(&quot;%&quot;;[.E74]))" office:value-type="boolean" office:boolean-value="false">
            <text:p>FALSE</text:p>
          </table:table-cell>
          <table:table-cell table:formula="oooc:=IF(OR([.C74];[.F74]);1;0)" office:value-type="float" office:value="1">
            <text:p>1</text:p>
          </table:table-cell>
          <table:table-cell office:value-type="float" office:value="10">
            <text:p>10</text:p>
          </table:table-cell>
          <table:table-cell/>
          <table:table-cell office:value-type="float" office:value="0.7">
            <text:p>0.7</text:p>
          </table:table-cell>
          <table:table-cell table:formula="oooc:=[.G74]*[.H74]" office:value-type="float" office:value="10">
            <text:p>10</text:p>
          </table:table-cell>
          <table:table-cell table:number-columns-repeated="6"/>
        </table:table-row>
        <table:table-row table:style-name="ro2">
          <table:table-cell table:style-name="ce2" office:value-type="string">
            <text:p>TR.04.04</text:p>
          </table:table-cell>
          <table:table-cell table:style-name="ce6" office:value-type="string">
            <text:p>Establecimiento de límite máximo de tiempo de simulación (Hecho) </text:p>
          </table:table-cell>
          <table:table-cell table:formula="oooc:=ISNUMBER(FIND(&quot;Pendiente&quot;;[.B75]))" office:value-type="boolean" office:boolean-value="false">
            <text:p>FALSE</text:p>
          </table:table-cell>
          <table:table-cell table:formula="oooc:=ISNUMBER(FIND(&quot;Hecho&quot;;[.B75]))" office:value-type="boolean" office:boolean-value="true">
            <text:p>TRUE</text:p>
          </table:table-cell>
          <table:table-cell table:style-name="ce6" table:formula="oooc:=IF([.D75];MID([.B75]; FIND(&quot;Hecho&quot;;[.B75])-1;1000);&quot;&quot;)" office:value-type="string" office:string-value="(Hecho) ">
            <text:p>(Hecho) </text:p>
          </table:table-cell>
          <table:table-cell table:style-name="ce8" table:formula="oooc:=ISNUMBER(FIND(&quot;%&quot;;[.E75]))" office:value-type="boolean" office:boolean-value="false">
            <text:p>FALSE</text:p>
          </table:table-cell>
          <table:table-cell table:formula="oooc:=IF(OR([.C75];[.F75]);1;0)" office:value-type="float" office:value="0">
            <text:p>0</text:p>
          </table:table-cell>
          <table:table-cell/>
          <table:table-cell table:number-columns-repeated="2"/>
          <table:table-cell table:formula="oooc:=[.G75]*[.H75]" office:value-type="float" office:value="0">
            <text:p>0</text:p>
          </table:table-cell>
          <table:table-cell table:number-columns-repeated="6"/>
        </table:table-row>
        <table:table-row table:style-name="ro3">
          <table:table-cell table:style-name="ce2" office:value-type="string">
            <text:p>TR.05</text:p>
          </table:table-cell>
          <table:table-cell table:style-name="ce5"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B76]))" office:value-type="boolean" office:boolean-value="false">
            <text:p>FALSE</text:p>
          </table:table-cell>
          <table:table-cell table:formula="oooc:=ISNUMBER(FIND(&quot;Hecho&quot;;[.B76]))" office:value-type="boolean" office:boolean-value="false">
            <text:p>FALSE</text:p>
          </table:table-cell>
          <table:table-cell table:style-name="ce5" table:formula="oooc:=IF([.D76];MID([.B76]; FIND(&quot;Hecho&quot;;[.B76])-1;1000);&quot;&quot;)">
            <text:p/>
          </table:table-cell>
          <table:table-cell table:style-name="ce8" table:formula="oooc:=ISNUMBER(FIND(&quot;%&quot;;[.E76]))" office:value-type="boolean" office:boolean-value="false">
            <text:p>FALSE</text:p>
          </table:table-cell>
          <table:table-cell table:formula="oooc:=IF(OR([.C76];[.F76]);1;0)" office:value-type="float" office:value="0">
            <text:p>0</text:p>
          </table:table-cell>
          <table:table-cell/>
          <table:table-cell table:number-columns-repeated="2"/>
          <table:table-cell table:formula="oooc:=[.G76]*[.H76]" office:value-type="float" office:value="0">
            <text:p>0</text:p>
          </table:table-cell>
          <table:table-cell table:number-columns-repeated="6"/>
        </table:table-row>
        <table:table-row table:style-name="ro2">
          <table:table-cell table:style-name="ce2" office:value-type="string">
            <text:p>TR.05.01</text:p>
          </table:table-cell>
          <table:table-cell table:style-name="ce6" office:value-type="string">
            <text:p>Documentación matemática de BSR (Hecho 95%) </text:p>
          </table:table-cell>
          <table:table-cell table:formula="oooc:=ISNUMBER(FIND(&quot;Pendiente&quot;;[.B77]))" office:value-type="boolean" office:boolean-value="false">
            <text:p>FALSE</text:p>
          </table:table-cell>
          <table:table-cell table:formula="oooc:=ISNUMBER(FIND(&quot;Hecho&quot;;[.B77]))" office:value-type="boolean" office:boolean-value="true">
            <text:p>TRUE</text:p>
          </table:table-cell>
          <table:table-cell table:style-name="ce6" table:formula="oooc:=IF([.D77];MID([.B77]; FIND(&quot;Hecho&quot;;[.B77])-1;1000);&quot;&quot;)" office:value-type="string" office:string-value="(Hecho 95%) ">
            <text:p>(Hecho 95%) </text:p>
          </table:table-cell>
          <table:table-cell table:style-name="ce8" table:formula="oooc:=ISNUMBER(FIND(&quot;%&quot;;[.E77]))" office:value-type="boolean" office:boolean-value="true">
            <text:p>TRUE</text:p>
          </table:table-cell>
          <table:table-cell table:formula="oooc:=IF(OR([.C77];[.F77]);1;0)" office:value-type="float" office:value="1">
            <text:p>1</text:p>
          </table:table-cell>
          <table:table-cell office:value-type="float" office:value="1">
            <text:p>1</text:p>
          </table:table-cell>
          <table:table-cell/>
          <table:table-cell office:value-type="float" office:value="0.3">
            <text:p>0.3</text:p>
          </table:table-cell>
          <table:table-cell table:formula="oooc:=[.G77]*[.H77]" office:value-type="float" office:value="1">
            <text:p>1</text:p>
          </table:table-cell>
          <table:table-cell table:number-columns-repeated="6"/>
        </table:table-row>
        <table:table-row table:style-name="ro2">
          <table:table-cell table:style-name="ce2" office:value-type="string">
            <text:p>TR.05.02</text:p>
          </table:table-cell>
          <table:table-cell table:style-name="ce6" office:value-type="string">
            <text:p>Guía del programador de BSR (Hecho 80%) </text:p>
          </table:table-cell>
          <table:table-cell table:formula="oooc:=ISNUMBER(FIND(&quot;Pendiente&quot;;[.B78]))" office:value-type="boolean" office:boolean-value="false">
            <text:p>FALSE</text:p>
          </table:table-cell>
          <table:table-cell table:formula="oooc:=ISNUMBER(FIND(&quot;Hecho&quot;;[.B78]))" office:value-type="boolean" office:boolean-value="true">
            <text:p>TRUE</text:p>
          </table:table-cell>
          <table:table-cell table:style-name="ce6" table:formula="oooc:=IF([.D78];MID([.B78]; FIND(&quot;Hecho&quot;;[.B78])-1;1000);&quot;&quot;)" office:value-type="string" office:string-value="(Hecho 80%) ">
            <text:p>(Hecho 80%) </text:p>
          </table:table-cell>
          <table:table-cell table:style-name="ce8" table:formula="oooc:=ISNUMBER(FIND(&quot;%&quot;;[.E78]))" office:value-type="boolean" office:boolean-value="true">
            <text:p>TRUE</text:p>
          </table:table-cell>
          <table:table-cell table:formula="oooc:=IF(OR([.C78];[.F78]);1;0)" office:value-type="float" office:value="1">
            <text:p>1</text:p>
          </table:table-cell>
          <table:table-cell office:value-type="float" office:value="2">
            <text:p>2</text:p>
          </table:table-cell>
          <table:table-cell/>
          <table:table-cell office:value-type="float" office:value="0.3">
            <text:p>0.3</text:p>
          </table:table-cell>
          <table:table-cell table:formula="oooc:=[.G78]*[.H78]" office:value-type="float" office:value="2">
            <text:p>2</text:p>
          </table:table-cell>
          <table:table-cell table:number-columns-repeated="6"/>
        </table:table-row>
        <table:table-row table:style-name="ro2">
          <table:table-cell table:style-name="ce2" office:value-type="string">
            <text:p>TR.05.03</text:p>
          </table:table-cell>
          <table:table-cell table:style-name="ce6" office:value-type="string">
            <text:p>Manual de usuario de BSR-HLM (Hecho 40%) </text:p>
          </table:table-cell>
          <table:table-cell table:formula="oooc:=ISNUMBER(FIND(&quot;Pendiente&quot;;[.B79]))" office:value-type="boolean" office:boolean-value="false">
            <text:p>FALSE</text:p>
          </table:table-cell>
          <table:table-cell table:formula="oooc:=ISNUMBER(FIND(&quot;Hecho&quot;;[.B79]))" office:value-type="boolean" office:boolean-value="true">
            <text:p>TRUE</text:p>
          </table:table-cell>
          <table:table-cell table:style-name="ce6" table:formula="oooc:=IF([.D79];MID([.B79]; FIND(&quot;Hecho&quot;;[.B79])-1;1000);&quot;&quot;)" office:value-type="string" office:string-value="(Hecho 40%) ">
            <text:p>(Hecho 40%) </text:p>
          </table:table-cell>
          <table:table-cell table:style-name="ce8" table:formula="oooc:=ISNUMBER(FIND(&quot;%&quot;;[.E79]))" office:value-type="boolean" office:boolean-value="true">
            <text:p>TRUE</text:p>
          </table:table-cell>
          <table:table-cell table:formula="oooc:=IF(OR([.C79];[.F79]);1;0)" office:value-type="float" office:value="1">
            <text:p>1</text:p>
          </table:table-cell>
          <table:table-cell office:value-type="float" office:value="0">
            <text:p>0</text:p>
          </table:table-cell>
          <table:table-cell/>
          <table:table-cell office:value-type="float" office:value="0.3">
            <text:p>0.3</text:p>
          </table:table-cell>
          <table:table-cell table:formula="oooc:=[.G79]*[.H79]" office:value-type="float" office:value="0">
            <text:p>0</text:p>
          </table:table-cell>
          <table:table-cell table:number-columns-repeated="6"/>
        </table:table-row>
        <table:table-row table:style-name="ro2">
          <table:table-cell table:style-name="ce2" office:value-type="string">
            <text:p>TR.05.03.01</text:p>
          </table:table-cell>
          <table:table-cell table:style-name="ce6" office:value-type="string">
            <text:p>Diagrama y tablas de la base de datos (Hecho 80%) </text:p>
          </table:table-cell>
          <table:table-cell table:formula="oooc:=ISNUMBER(FIND(&quot;Pendiente&quot;;[.B80]))" office:value-type="boolean" office:boolean-value="false">
            <text:p>FALSE</text:p>
          </table:table-cell>
          <table:table-cell table:formula="oooc:=ISNUMBER(FIND(&quot;Hecho&quot;;[.B80]))" office:value-type="boolean" office:boolean-value="true">
            <text:p>TRUE</text:p>
          </table:table-cell>
          <table:table-cell table:style-name="ce6" table:formula="oooc:=IF([.D80];MID([.B80]; FIND(&quot;Hecho&quot;;[.B80])-1;1000);&quot;&quot;)" office:value-type="string" office:string-value="(Hecho 80%) ">
            <text:p>(Hecho 80%) </text:p>
          </table:table-cell>
          <table:table-cell table:style-name="ce8" table:formula="oooc:=ISNUMBER(FIND(&quot;%&quot;;[.E80]))" office:value-type="boolean" office:boolean-value="true">
            <text:p>TRUE</text:p>
          </table:table-cell>
          <table:table-cell table:formula="oooc:=IF(OR([.C80];[.F80]);1;0)" office:value-type="float" office:value="1">
            <text:p>1</text:p>
          </table:table-cell>
          <table:table-cell office:value-type="float" office:value="1">
            <text:p>1</text:p>
          </table:table-cell>
          <table:table-cell/>
          <table:table-cell office:value-type="float" office:value="0.3">
            <text:p>0.3</text:p>
          </table:table-cell>
          <table:table-cell table:formula="oooc:=[.G80]*[.H80]" office:value-type="float" office:value="1">
            <text:p>1</text:p>
          </table:table-cell>
          <table:table-cell table:number-columns-repeated="6"/>
        </table:table-row>
        <table:table-row table:style-name="ro2">
          <table:table-cell table:style-name="ce2" office:value-type="string">
            <text:p>TR.05.03.02</text:p>
          </table:table-cell>
          <table:table-cell table:style-name="ce6" office:value-type="string">
            <text:p>Plantillas para la definición de diferentes subclases modelos (Hecho 25%) </text:p>
          </table:table-cell>
          <table:table-cell table:formula="oooc:=ISNUMBER(FIND(&quot;Pendiente&quot;;[.B81]))" office:value-type="boolean" office:boolean-value="false">
            <text:p>FALSE</text:p>
          </table:table-cell>
          <table:table-cell table:formula="oooc:=ISNUMBER(FIND(&quot;Hecho&quot;;[.B81]))" office:value-type="boolean" office:boolean-value="true">
            <text:p>TRUE</text:p>
          </table:table-cell>
          <table:table-cell table:style-name="ce6" table:formula="oooc:=IF([.D81];MID([.B81]; FIND(&quot;Hecho&quot;;[.B81])-1;1000);&quot;&quot;)" office:value-type="string" office:string-value="(Hecho 25%) ">
            <text:p>(Hecho 25%) </text:p>
          </table:table-cell>
          <table:table-cell table:style-name="ce8" table:formula="oooc:=ISNUMBER(FIND(&quot;%&quot;;[.E81]))" office:value-type="boolean" office:boolean-value="true">
            <text:p>TRUE</text:p>
          </table:table-cell>
          <table:table-cell table:formula="oooc:=IF(OR([.C81];[.F81]);1;0)" office:value-type="float" office:value="1">
            <text:p>1</text:p>
          </table:table-cell>
          <table:table-cell office:value-type="float" office:value="3">
            <text:p>3</text:p>
          </table:table-cell>
          <table:table-cell/>
          <table:table-cell office:value-type="float" office:value="0.3">
            <text:p>0.3</text:p>
          </table:table-cell>
          <table:table-cell table:formula="oooc:=[.G81]*[.H81]" office:value-type="float" office:value="3">
            <text:p>3</text:p>
          </table:table-cell>
          <table:table-cell table:number-columns-repeated="6"/>
        </table:table-row>
        <table:table-row table:style-name="ro2">
          <table:table-cell table:style-name="ce2" office:value-type="string">
            <text:p>TR.05.03.03</text:p>
          </table:table-cell>
          <table:table-cell table:style-name="ce6" office:value-type="string">
            <text:p>Casuística de problemas con su representación BSR (Hecho 10%) </text:p>
          </table:table-cell>
          <table:table-cell table:formula="oooc:=ISNUMBER(FIND(&quot;Pendiente&quot;;[.B82]))" office:value-type="boolean" office:boolean-value="false">
            <text:p>FALSE</text:p>
          </table:table-cell>
          <table:table-cell table:formula="oooc:=ISNUMBER(FIND(&quot;Hecho&quot;;[.B82]))" office:value-type="boolean" office:boolean-value="true">
            <text:p>TRUE</text:p>
          </table:table-cell>
          <table:table-cell table:style-name="ce6" table:formula="oooc:=IF([.D82];MID([.B82]; FIND(&quot;Hecho&quot;;[.B82])-1;1000);&quot;&quot;)" office:value-type="string" office:string-value="(Hecho 10%) ">
            <text:p>(Hecho 10%) </text:p>
          </table:table-cell>
          <table:table-cell table:style-name="ce8" table:formula="oooc:=ISNUMBER(FIND(&quot;%&quot;;[.E82]))" office:value-type="boolean" office:boolean-value="true">
            <text:p>TRUE</text:p>
          </table:table-cell>
          <table:table-cell table:formula="oooc:=IF(OR([.C82];[.F82]);1;0)" office:value-type="float" office:value="1">
            <text:p>1</text:p>
          </table:table-cell>
          <table:table-cell office:value-type="float" office:value="2">
            <text:p>2</text:p>
          </table:table-cell>
          <table:table-cell/>
          <table:table-cell office:value-type="float" office:value="0.3">
            <text:p>0.3</text:p>
          </table:table-cell>
          <table:table-cell table:formula="oooc:=[.G82]*[.H82]" office:value-type="float" office:value="2">
            <text:p>2</text:p>
          </table:table-cell>
          <table:table-cell table:number-columns-repeated="6"/>
        </table:table-row>
        <table:table-row table:style-name="ro5">
          <table:table-cell table:style-name="ce2" office:value-type="string">
            <text:p>TR.06</text:p>
          </table:table-cell>
          <table:table-cell table:style-name="ce5"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B83]))" office:value-type="boolean" office:boolean-value="false">
            <text:p>FALSE</text:p>
          </table:table-cell>
          <table:table-cell table:formula="oooc:=ISNUMBER(FIND(&quot;Hecho&quot;;[.B83]))" office:value-type="boolean" office:boolean-value="false">
            <text:p>FALSE</text:p>
          </table:table-cell>
          <table:table-cell table:style-name="ce5" table:formula="oooc:=IF([.D83];MID([.B83]; FIND(&quot;Hecho&quot;;[.B83])-1;1000);&quot;&quot;)">
            <text:p/>
          </table:table-cell>
          <table:table-cell table:style-name="ce8" table:formula="oooc:=ISNUMBER(FIND(&quot;%&quot;;[.E83]))" office:value-type="boolean" office:boolean-value="false">
            <text:p>FALSE</text:p>
          </table:table-cell>
          <table:table-cell table:formula="oooc:=IF(OR([.C83];[.F83]);1;0)" office:value-type="float" office:value="0">
            <text:p>0</text:p>
          </table:table-cell>
          <table:table-cell/>
          <table:table-cell table:number-columns-repeated="2"/>
          <table:table-cell table:formula="oooc:=[.G83]*[.H83]" office:value-type="float" office:value="0">
            <text:p>0</text:p>
          </table:table-cell>
          <table:table-cell table:number-columns-repeated="6"/>
        </table:table-row>
        <table:table-row table:style-name="ro4">
          <table:table-cell table:style-name="ce2" office:value-type="string">
            <text:p>TR.06.01</text:p>
          </table:table-cell>
          <table:table-cell table:style-name="ce6" office:value-type="string">
            <text:p>Tests de simulación: Debería haber tests para todas o la mayoría de las combinaciones de bloques que se suelan dar (Hecho 25%). De momento hay estas </text:p>
          </table:table-cell>
          <table:table-cell table:formula="oooc:=ISNUMBER(FIND(&quot;Pendiente&quot;;[.B84]))" office:value-type="boolean" office:boolean-value="false">
            <text:p>FALSE</text:p>
          </table:table-cell>
          <table:table-cell table:formula="oooc:=ISNUMBER(FIND(&quot;Hecho&quot;;[.B84]))" office:value-type="boolean" office:boolean-value="true">
            <text:p>TRUE</text:p>
          </table:table-cell>
          <table:table-cell table:style-name="ce6" table:formula="oooc:=IF([.D84];MID([.B84]; FIND(&quot;Hecho&quot;;[.B84])-1;1000);&quot;&quot;)" office:value-type="string" office:string-value="(Hecho 25%). De momento hay estas ">
            <text:p>(Hecho 25%). De momento hay estas </text:p>
          </table:table-cell>
          <table:table-cell table:style-name="ce8" table:formula="oooc:=ISNUMBER(FIND(&quot;%&quot;;[.E84]))" office:value-type="boolean" office:boolean-value="true">
            <text:p>TRUE</text:p>
          </table:table-cell>
          <table:table-cell table:formula="oooc:=IF(OR([.C84];[.F84]);1;0)" office:value-type="float" office:value="1">
            <text:p>1</text:p>
          </table:table-cell>
          <table:table-cell office:value-type="float" office:value="5">
            <text:p>5</text:p>
          </table:table-cell>
          <table:table-cell/>
          <table:table-cell office:value-type="float" office:value="0.6">
            <text:p>0.6</text:p>
          </table:table-cell>
          <table:table-cell table:formula="oooc:=[.G84]*[.H84]" office:value-type="float" office:value="5">
            <text:p>5</text:p>
          </table:table-cell>
          <table:table-cell table:number-columns-repeated="6"/>
        </table:table-row>
        <table:table-row table:style-name="ro2">
          <table:table-cell table:style-name="ce2" office:value-type="string">
            <text:p>TR.06.01.01</text:p>
          </table:table-cell>
          <table:table-cell table:style-name="ce6" office:value-type="string">
            <text:p>(HLM) <text:a xlink:href="http://wiki.localbayes.es/LinearBlok">LinearBlk</text:a> + <text:a xlink:href="http://wiki.localbayes.es/SigmaBlk">SigmaBlk</text:a> </text:p>
          </table:table-cell>
          <table:table-cell table:formula="oooc:=ISNUMBER(FIND(&quot;Pendiente&quot;;[.B85]))" office:value-type="boolean" office:boolean-value="false">
            <text:p>FALSE</text:p>
          </table:table-cell>
          <table:table-cell table:formula="oooc:=ISNUMBER(FIND(&quot;Hecho&quot;;[.B85]))" office:value-type="boolean" office:boolean-value="false">
            <text:p>FALSE</text:p>
          </table:table-cell>
          <table:table-cell table:style-name="ce6" table:formula="oooc:=IF([.D85];MID([.B85]; FIND(&quot;Hecho&quot;;[.B85])-1;1000);&quot;&quot;)">
            <text:p/>
          </table:table-cell>
          <table:table-cell table:style-name="ce8" table:formula="oooc:=ISNUMBER(FIND(&quot;%&quot;;[.E85]))" office:value-type="boolean" office:boolean-value="false">
            <text:p>FALSE</text:p>
          </table:table-cell>
          <table:table-cell table:formula="oooc:=IF(OR([.C85];[.F85]);1;0)" office:value-type="float" office:value="0">
            <text:p>0</text:p>
          </table:table-cell>
          <table:table-cell/>
          <table:table-cell table:number-columns-repeated="2"/>
          <table:table-cell table:formula="oooc:=[.G85]*[.H85]" office:value-type="float" office:value="0">
            <text:p>0</text:p>
          </table:table-cell>
          <table:table-cell table:number-columns-repeated="6"/>
        </table:table-row>
        <table:table-row table:style-name="ro2">
          <table:table-cell table:style-name="ce2" office:value-type="string">
            <text:p>TR.06.01.02</text:p>
          </table:table-cell>
          <table:table-cell table:style-name="ce6"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B86]))" office:value-type="boolean" office:boolean-value="false">
            <text:p>FALSE</text:p>
          </table:table-cell>
          <table:table-cell table:formula="oooc:=ISNUMBER(FIND(&quot;Hecho&quot;;[.B86]))" office:value-type="boolean" office:boolean-value="false">
            <text:p>FALSE</text:p>
          </table:table-cell>
          <table:table-cell table:style-name="ce6" table:formula="oooc:=IF([.D86];MID([.B86]; FIND(&quot;Hecho&quot;;[.B86])-1;1000);&quot;&quot;)">
            <text:p/>
          </table:table-cell>
          <table:table-cell table:style-name="ce8" table:formula="oooc:=ISNUMBER(FIND(&quot;%&quot;;[.E86]))" office:value-type="boolean" office:boolean-value="false">
            <text:p>FALSE</text:p>
          </table:table-cell>
          <table:table-cell table:formula="oooc:=IF(OR([.C86];[.F86]);1;0)" office:value-type="float" office:value="0">
            <text:p>0</text:p>
          </table:table-cell>
          <table:table-cell/>
          <table:table-cell table:number-columns-repeated="2"/>
          <table:table-cell table:formula="oooc:=[.G86]*[.H86]" office:value-type="float" office:value="0">
            <text:p>0</text:p>
          </table:table-cell>
          <table:table-cell table:number-columns-repeated="6"/>
        </table:table-row>
        <table:table-row table:style-name="ro2">
          <table:table-cell table:style-name="ce2" office:value-type="string">
            <text:p>TR.06.01.03</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B87]))" office:value-type="boolean" office:boolean-value="false">
            <text:p>FALSE</text:p>
          </table:table-cell>
          <table:table-cell table:formula="oooc:=ISNUMBER(FIND(&quot;Hecho&quot;;[.B87]))" office:value-type="boolean" office:boolean-value="false">
            <text:p>FALSE</text:p>
          </table:table-cell>
          <table:table-cell table:style-name="ce6" table:formula="oooc:=IF([.D87];MID([.B87]; FIND(&quot;Hecho&quot;;[.B87])-1;1000);&quot;&quot;)">
            <text:p/>
          </table:table-cell>
          <table:table-cell table:style-name="ce8" table:formula="oooc:=ISNUMBER(FIND(&quot;%&quot;;[.E87]))" office:value-type="boolean" office:boolean-value="false">
            <text:p>FALSE</text:p>
          </table:table-cell>
          <table:table-cell table:formula="oooc:=IF(OR([.C87];[.F87]);1;0)" office:value-type="float" office:value="0">
            <text:p>0</text:p>
          </table:table-cell>
          <table:table-cell/>
          <table:table-cell table:number-columns-repeated="2"/>
          <table:table-cell table:formula="oooc:=[.G87]*[.H87]" office:value-type="float" office:value="0">
            <text:p>0</text:p>
          </table:table-cell>
          <table:table-cell table:number-columns-repeated="6"/>
        </table:table-row>
        <table:table-row table:style-name="ro2">
          <table:table-cell table:style-name="ce2" office:value-type="string">
            <text:p>TR.06.01.04</text:p>
          </table:table-cell>
          <table:table-cell table:style-name="ce6"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B88]))" office:value-type="boolean" office:boolean-value="false">
            <text:p>FALSE</text:p>
          </table:table-cell>
          <table:table-cell table:formula="oooc:=ISNUMBER(FIND(&quot;Hecho&quot;;[.B88]))" office:value-type="boolean" office:boolean-value="false">
            <text:p>FALSE</text:p>
          </table:table-cell>
          <table:table-cell table:style-name="ce6" table:formula="oooc:=IF([.D88];MID([.B88]; FIND(&quot;Hecho&quot;;[.B88])-1;1000);&quot;&quot;)">
            <text:p/>
          </table:table-cell>
          <table:table-cell table:style-name="ce8" table:formula="oooc:=ISNUMBER(FIND(&quot;%&quot;;[.E88]))" office:value-type="boolean" office:boolean-value="false">
            <text:p>FALSE</text:p>
          </table:table-cell>
          <table:table-cell table:formula="oooc:=IF(OR([.C88];[.F88]);1;0)" office:value-type="float" office:value="0">
            <text:p>0</text:p>
          </table:table-cell>
          <table:table-cell/>
          <table:table-cell table:number-columns-repeated="2"/>
          <table:table-cell table:formula="oooc:=[.G88]*[.H88]" office:value-type="float" office:value="0">
            <text:p>0</text:p>
          </table:table-cell>
          <table:table-cell table:number-columns-repeated="6"/>
        </table:table-row>
        <table:table-row table:style-name="ro6">
          <table:table-cell table:style-name="ce2" office:value-type="string">
            <text:p>TR.06.02</text:p>
          </table:table-cell>
          <table:table-cell table:style-name="ce6"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 (Pendiente) </text:p>
          </table:table-cell>
          <table:table-cell table:formula="oooc:=ISNUMBER(FIND(&quot;Pendiente&quot;;[.B89]))" office:value-type="boolean" office:boolean-value="true">
            <text:p>TRUE</text:p>
          </table:table-cell>
          <table:table-cell table:formula="oooc:=ISNUMBER(FIND(&quot;Hecho&quot;;[.B89]))" office:value-type="boolean" office:boolean-value="false">
            <text:p>FALSE</text:p>
          </table:table-cell>
          <table:table-cell table:style-name="ce6" table:formula="oooc:=IF([.D89];MID([.B89]; FIND(&quot;Hecho&quot;;[.B89])-1;1000);&quot;&quot;)">
            <text:p/>
          </table:table-cell>
          <table:table-cell table:style-name="ce8" table:formula="oooc:=ISNUMBER(FIND(&quot;%&quot;;[.E89]))" office:value-type="boolean" office:boolean-value="false">
            <text:p>FALSE</text:p>
          </table:table-cell>
          <table:table-cell table:formula="oooc:=IF(OR([.C89];[.F89]);1;0)" office:value-type="float" office:value="1">
            <text:p>1</text:p>
          </table:table-cell>
          <table:table-cell office:value-type="float" office:value="10">
            <text:p>10</text:p>
          </table:table-cell>
          <table:table-cell/>
          <table:table-cell table:number-columns-repeated="2" office:value-type="float" office:value="1">
            <text:p>1</text:p>
          </table:table-cell>
          <table:table-cell office:value-type="string">
            <text:p>josperez</text:p>
          </table:table-cell>
          <table:table-cell table:number-columns-repeated="5"/>
        </table:table-row>
        <table:table-row table:style-name="ro4">
          <table:table-cell table:style-name="ce2" office:value-type="string">
            <text:p>TR.06.02.01</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p>
          </table:table-cell>
          <table:table-cell table:formula="oooc:=ISNUMBER(FIND(&quot;Pendiente&quot;;[.B90]))" office:value-type="boolean" office:boolean-value="false">
            <text:p>FALSE</text:p>
          </table:table-cell>
          <table:table-cell table:formula="oooc:=ISNUMBER(FIND(&quot;Hecho&quot;;[.B90]))" office:value-type="boolean" office:boolean-value="false">
            <text:p>FALSE</text:p>
          </table:table-cell>
          <table:table-cell table:style-name="ce6" table:formula="oooc:=IF([.D90];MID([.B90]; FIND(&quot;Hecho&quot;;[.B90])-1;1000);&quot;&quot;)">
            <text:p/>
          </table:table-cell>
          <table:table-cell table:style-name="ce8" table:formula="oooc:=ISNUMBER(FIND(&quot;%&quot;;[.E90]))" office:value-type="boolean" office:boolean-value="false">
            <text:p>FALSE</text:p>
          </table:table-cell>
          <table:table-cell table:formula="oooc:=IF(OR([.C90];[.F90]);1;0)" office:value-type="float" office:value="0">
            <text:p>0</text:p>
          </table:table-cell>
          <table:table-cell/>
          <table:table-cell table:number-columns-repeated="2"/>
          <table:table-cell table:formula="oooc:=[.G90]*[.H90]" office:value-type="float" office:value="0">
            <text:p>0</text:p>
          </table:table-cell>
          <table:table-cell table:number-columns-repeated="6"/>
        </table:table-row>
        <table:table-row table:style-name="ro4">
          <table:table-cell table:style-name="ce2" office:value-type="string">
            <text:p>TR.06.02.02</text:p>
          </table:table-cell>
          <table:table-cell table:style-name="ce6"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p>
          </table:table-cell>
          <table:table-cell table:formula="oooc:=ISNUMBER(FIND(&quot;Pendiente&quot;;[.B91]))" office:value-type="boolean" office:boolean-value="false">
            <text:p>FALSE</text:p>
          </table:table-cell>
          <table:table-cell table:formula="oooc:=ISNUMBER(FIND(&quot;Hecho&quot;;[.B91]))" office:value-type="boolean" office:boolean-value="false">
            <text:p>FALSE</text:p>
          </table:table-cell>
          <table:table-cell table:style-name="ce6" table:formula="oooc:=IF([.D91];MID([.B91]; FIND(&quot;Hecho&quot;;[.B91])-1;1000);&quot;&quot;)">
            <text:p/>
          </table:table-cell>
          <table:table-cell table:style-name="ce8" table:formula="oooc:=ISNUMBER(FIND(&quot;%&quot;;[.E91]))" office:value-type="boolean" office:boolean-value="false">
            <text:p>FALSE</text:p>
          </table:table-cell>
          <table:table-cell table:formula="oooc:=IF(OR([.C91];[.F91]);1;0)" office:value-type="float" office:value="0">
            <text:p>0</text:p>
          </table:table-cell>
          <table:table-cell/>
          <table:table-cell table:number-columns-repeated="2"/>
          <table:table-cell table:formula="oooc:=[.G91]*[.H91]" office:value-type="float" office:value="0">
            <text:p>0</text:p>
          </table:table-cell>
          <table:table-cell table:number-columns-repeated="6"/>
        </table:table-row>
        <table:table-row table:style-name="ro4">
          <table:table-cell table:style-name="ce2" office:value-type="string">
            <text:p>TR.06.02.03</text:p>
          </table:table-cell>
          <table:table-cell table:style-name="ce6" office:value-type="string">
            <text:p>(Uninodal) <text:a xlink:href="http://wiki.localbayes.es/LinearBlok">LinearBlk</text:a> + <text:a xlink:href="http://wiki.localbayes.es/SigmaBlk">SigmaBlk</text:a> + <text:a xlink:href="http://wiki.localbayes.es/ArimaBlk">ArimaBlk</text:a>: bsd\entity\PrjMarcaBSR\source\process\estimation\estimateBSR.tol </text:p>
          </table:table-cell>
          <table:table-cell table:formula="oooc:=ISNUMBER(FIND(&quot;Pendiente&quot;;[.B92]))" office:value-type="boolean" office:boolean-value="false">
            <text:p>FALSE</text:p>
          </table:table-cell>
          <table:table-cell table:formula="oooc:=ISNUMBER(FIND(&quot;Hecho&quot;;[.B92]))" office:value-type="boolean" office:boolean-value="false">
            <text:p>FALSE</text:p>
          </table:table-cell>
          <table:table-cell table:style-name="ce6" table:formula="oooc:=IF([.D92];MID([.B92]; FIND(&quot;Hecho&quot;;[.B92])-1;1000);&quot;&quot;)">
            <text:p/>
          </table:table-cell>
          <table:table-cell table:style-name="ce8" table:formula="oooc:=ISNUMBER(FIND(&quot;%&quot;;[.E92]))" office:value-type="boolean" office:boolean-value="false">
            <text:p>FALSE</text:p>
          </table:table-cell>
          <table:table-cell table:formula="oooc:=IF(OR([.C92];[.F92]);1;0)" office:value-type="float" office:value="0">
            <text:p>0</text:p>
          </table:table-cell>
          <table:table-cell/>
          <table:table-cell table:number-columns-repeated="2"/>
          <table:table-cell table:formula="oooc:=[.G92]*[.H92]" office:value-type="float" office:value="0">
            <text:p>0</text:p>
          </table:table-cell>
          <table:table-cell table:number-columns-repeated="6"/>
        </table:table-row>
        <table:table-row table:style-name="ro2">
          <table:table-cell table:style-name="ce2" office:value-type="string">
            <text:p>TR.07</text:p>
          </table:table-cell>
          <table:table-cell table:style-name="ce5" office:value-type="string">
            <text:p>Interfaz de usuario </text:p>
          </table:table-cell>
          <table:table-cell table:formula="oooc:=ISNUMBER(FIND(&quot;Pendiente&quot;;[.B93]))" office:value-type="boolean" office:boolean-value="false">
            <text:p>FALSE</text:p>
          </table:table-cell>
          <table:table-cell table:formula="oooc:=ISNUMBER(FIND(&quot;Hecho&quot;;[.B93]))" office:value-type="boolean" office:boolean-value="false">
            <text:p>FALSE</text:p>
          </table:table-cell>
          <table:table-cell table:style-name="ce5" table:formula="oooc:=IF([.D93];MID([.B93]; FIND(&quot;Hecho&quot;;[.B93])-1;1000);&quot;&quot;)">
            <text:p/>
          </table:table-cell>
          <table:table-cell table:style-name="ce8" table:formula="oooc:=ISNUMBER(FIND(&quot;%&quot;;[.E93]))" office:value-type="boolean" office:boolean-value="false">
            <text:p>FALSE</text:p>
          </table:table-cell>
          <table:table-cell table:formula="oooc:=IF(OR([.C93];[.F93]);1;0)" office:value-type="float" office:value="0">
            <text:p>0</text:p>
          </table:table-cell>
          <table:table-cell/>
          <table:table-cell table:number-columns-repeated="2"/>
          <table:table-cell table:formula="oooc:=[.G93]*[.H93]" office:value-type="float" office:value="0">
            <text:p>0</text:p>
          </table:table-cell>
          <table:table-cell table:number-columns-repeated="6"/>
        </table:table-row>
        <table:table-row table:style-name="ro2">
          <table:table-cell table:style-name="ce2" office:value-type="string">
            <text:p>TR.07.01</text:p>
          </table:table-cell>
          <table:table-cell table:style-name="ce6" office:value-type="string">
            <text:p>Métodos de <text:a xlink:href="http://wiki.localbayes.es/NameBlock">NameBlock</text:a>(Hecho) </text:p>
          </table:table-cell>
          <table:table-cell table:formula="oooc:=ISNUMBER(FIND(&quot;Pendiente&quot;;[.B94]))" office:value-type="boolean" office:boolean-value="false">
            <text:p>FALSE</text:p>
          </table:table-cell>
          <table:table-cell table:formula="oooc:=ISNUMBER(FIND(&quot;Hecho&quot;;[.B94]))" office:value-type="boolean" office:boolean-value="true">
            <text:p>TRUE</text:p>
          </table:table-cell>
          <table:table-cell table:style-name="ce6" table:formula="oooc:=IF([.D94];MID([.B94]; FIND(&quot;Hecho&quot;;[.B94])-1;1000);&quot;&quot;)" office:value-type="string" office:string-value="(Hecho) ">
            <text:p>(Hecho) </text:p>
          </table:table-cell>
          <table:table-cell table:style-name="ce8" table:formula="oooc:=ISNUMBER(FIND(&quot;%&quot;;[.E94]))" office:value-type="boolean" office:boolean-value="false">
            <text:p>FALSE</text:p>
          </table:table-cell>
          <table:table-cell table:formula="oooc:=IF(OR([.C94];[.F94]);1;0)" office:value-type="float" office:value="0">
            <text:p>0</text:p>
          </table:table-cell>
          <table:table-cell/>
          <table:table-cell table:number-columns-repeated="2"/>
          <table:table-cell table:formula="oooc:=[.G94]*[.H94]" office:value-type="float" office:value="0">
            <text:p>0</text:p>
          </table:table-cell>
          <table:table-cell table:number-columns-repeated="6"/>
        </table:table-row>
        <table:table-row table:style-name="ro2">
          <table:table-cell table:style-name="ce2" office:value-type="string">
            <text:p>TR.07.02</text:p>
          </table:table-cell>
          <table:table-cell table:style-name="ce6" office:value-type="string">
            <text:p>Métodos de VMatrix (Hecho) </text:p>
          </table:table-cell>
          <table:table-cell table:formula="oooc:=ISNUMBER(FIND(&quot;Pendiente&quot;;[.B95]))" office:value-type="boolean" office:boolean-value="false">
            <text:p>FALSE</text:p>
          </table:table-cell>
          <table:table-cell table:formula="oooc:=ISNUMBER(FIND(&quot;Hecho&quot;;[.B95]))" office:value-type="boolean" office:boolean-value="true">
            <text:p>TRUE</text:p>
          </table:table-cell>
          <table:table-cell table:style-name="ce6" table:formula="oooc:=IF([.D95];MID([.B95]; FIND(&quot;Hecho&quot;;[.B95])-1;1000);&quot;&quot;)" office:value-type="string" office:string-value="(Hecho) ">
            <text:p>(Hecho) </text:p>
          </table:table-cell>
          <table:table-cell table:style-name="ce8" table:formula="oooc:=ISNUMBER(FIND(&quot;%&quot;;[.E95]))" office:value-type="boolean" office:boolean-value="false">
            <text:p>FALSE</text:p>
          </table:table-cell>
          <table:table-cell table:formula="oooc:=IF(OR([.C95];[.F95]);1;0)" office:value-type="float" office:value="0">
            <text:p>0</text:p>
          </table:table-cell>
          <table:table-cell office:value-type="float" office:value="5">
            <text:p>5</text:p>
          </table:table-cell>
          <table:table-cell table:number-columns-repeated="2"/>
          <table:table-cell table:formula="oooc:=[.G95]*[.H95]" office:value-type="float" office:value="0">
            <text:p>0</text:p>
          </table:table-cell>
          <table:table-cell table:number-columns-repeated="6"/>
        </table:table-row>
        <table:table-row table:style-name="ro2">
          <table:table-cell table:style-name="ce2" office:value-type="string">
            <text:p>TR.07.03</text:p>
          </table:table-cell>
          <table:table-cell table:style-name="ce6" office:value-type="string">
            <text:p>Sistema de manejo de la base de datos (Pendiente) </text:p>
          </table:table-cell>
          <table:table-cell table:formula="oooc:=ISNUMBER(FIND(&quot;Pendiente&quot;;[.B96]))" office:value-type="boolean" office:boolean-value="true">
            <text:p>TRUE</text:p>
          </table:table-cell>
          <table:table-cell table:formula="oooc:=ISNUMBER(FIND(&quot;Hecho&quot;;[.B96]))" office:value-type="boolean" office:boolean-value="false">
            <text:p>FALSE</text:p>
          </table:table-cell>
          <table:table-cell table:style-name="ce6" table:formula="oooc:=IF([.D96];MID([.B96]; FIND(&quot;Hecho&quot;;[.B96])-1;1000);&quot;&quot;)">
            <text:p/>
          </table:table-cell>
          <table:table-cell table:style-name="ce8" table:formula="oooc:=ISNUMBER(FIND(&quot;%&quot;;[.E96]))" office:value-type="boolean" office:boolean-value="false">
            <text:p>FALSE</text:p>
          </table:table-cell>
          <table:table-cell table:formula="oooc:=IF(OR([.C96];[.F96]);1;0)" office:value-type="float" office:value="1">
            <text:p>1</text:p>
          </table:table-cell>
          <table:table-cell office:value-type="float" office:value="40">
            <text:p>40</text:p>
          </table:table-cell>
          <table:table-cell/>
          <table:table-cell office:value-type="float" office:value="1">
            <text:p>1</text:p>
          </table:table-cell>
          <table:table-cell table:formula="oooc:=[.G96]*[.H96]" office:value-type="float" office:value="40">
            <text:p>40</text:p>
          </table:table-cell>
          <table:table-cell office:value-type="string">
            <text:p>lramirez, mafernandez, cpaz</text:p>
          </table:table-cell>
          <table:table-cell table:number-columns-repeated="5"/>
        </table:table-row>
        <table:table-row table:style-name="ro7" table:number-rows-repeated="65439">
          <table:table-cell table:number-columns-repeated="17"/>
        </table:table-row>
        <table:table-row table:style-name="ro7">
          <table:table-cell table:number-columns-repeated="17"/>
        </table:table-row>
      </table:table>
      <table:table table:name="Hoja2" table:style-name="ta1" table:print="false">
        <table:table-column table:style-name="co6" table:default-cell-style-name="Default"/>
        <table:table-row table:style-name="ro7">
          <table:table-cell/>
        </table:table-row>
      </table:table>
      <table:table table:name="Hoja3" table:style-name="ta1" table:print="false">
        <table:table-column table:style-name="co6" table:default-cell-style-name="Default"/>
        <table:table-row table:style-name="ro7">
          <table:table-cell/>
        </table:table-row>
      </table:table>
      <table:database-ranges>
        <table:database-range table:target-range-address="Hoja1.B1:Hoja1.K6553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1-27">27/11/2008</text:date>, <text:time>20:06:2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1-27T20:06:26</dc:date>
    <meta:editing-cycles>23</meta:editing-cycles>
    <meta:editing-duration>P4DT18H42M56S</meta:editing-duration>
    <meta:user-defined meta:name="Información 1"/>
    <meta:user-defined meta:name="Información 2"/>
    <meta:user-defined meta:name="Información 3"/>
    <meta:user-defined meta:name="Información 4"/>
    <meta:document-statistic meta:table-count="3" meta:cell-count="895"/>
  </office:meta>
</office:document-meta>
</file>